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258D85C8360.png" manifest:media-type=""/>
  <manifest:file-entry manifest:full-path="Pictures/10000201000003A5000000C02F51DF32.png" manifest:media-type=""/>
  <manifest:file-entry manifest:full-path="Pictures/100002010000041A000000C05E247955.png" manifest:media-type=""/>
  <manifest:file-entry manifest:full-path="Pictures/10000201000001A100000064750BF9DE.png" manifest:media-type=""/>
  <manifest:file-entry manifest:full-path="Pictures/10000201000004C7000001947B12D98E.png" manifest:media-type=""/>
  <manifest:file-entry manifest:full-path="Pictures/10000201000001FC000000D9DB372E7D.png" manifest:media-type=""/>
  <manifest:file-entry manifest:full-path="Pictures/10000201000003ED0000027C1F291FB7.png" manifest:media-type=""/>
  <manifest:file-entry manifest:full-path="Pictures/100002010000052D000000C0F18FD576.png" manifest:media-type=""/>
  <manifest:file-entry manifest:full-path="Pictures/10000201000001560000004BB36D82C7.png" manifest:media-type=""/>
  <manifest:file-entry manifest:full-path="Pictures/1000020100000271000000B74CDFECA9.png" manifest:media-type=""/>
  <manifest:file-entry manifest:full-path="Pictures/10000201000002DD000000D94400A071.png" manifest:media-type=""/>
  <manifest:file-entry manifest:full-path="Pictures/10000201000005800000008552CDB31D.png" manifest:media-type=""/>
  <manifest:file-entry manifest:full-path="Pictures/100002010000020D0000006CCE05A87D.png" manifest:media-type=""/>
  <manifest:file-entry manifest:full-path="Pictures/10000201000003CF000000B7227CE400.png" manifest:media-type=""/>
  <manifest:file-entry manifest:full-path="Pictures/1000020100000960000000D9391A12B3.png" manifest:media-type=""/>
  <manifest:file-entry manifest:full-path="Pictures/10000201000000D900000064CC45C343.png" manifest:media-type=""/>
  <manifest:file-entry manifest:full-path="Pictures/10000201000008D4000000BC7AD888B2.png" manifest:media-type=""/>
  <manifest:file-entry manifest:full-path="Pictures/10000201000005570000006C7AD3785D.png" manifest:media-type=""/>
  <manifest:file-entry manifest:full-path="Pictures/10000000000002E4000000F4D38830F6.png" manifest:media-type=""/>
  <manifest:file-entry manifest:full-path="Pictures/10000201000001D700000142AB1B37D5.png" manifest:media-type=""/>
  <manifest:file-entry manifest:full-path="Pictures/1000020100000968000000E128730C58.png" manifest:media-type=""/>
  <manifest:file-entry manifest:full-path="Pictures/10000201000000E10000004B3BD56F04.png" manifest:media-type=""/>
  <manifest:file-entry manifest:full-path="Pictures/10000000000002060000024CC06B714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1" svg:font-family="Cantarell"/>
    <style:font-face style:name="Cantarell2" svg:font-family="Cantarell" style:font-adornments="Regular"/>
    <style:font-face style:name="Arial4" svg:font-family="Arial" style:font-family-generic="swiss"/>
    <style:font-face style:name="Arial5" svg:font-family="Arial" style:font-adornments="Regular" style:font-family-generic="swiss"/>
    <style:font-face style:name="Inconsolata1" svg:font-family="Inconsolata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antarell" svg:font-family="Cantarell" style:font-pitch="variable"/>
    <style:font-face style:name="Inconsolata" svg:font-family="Inconsolata" style:font-pitch="variable"/>
    <style:font-face style:name="Lohit Devanagari1" svg:font-family="'Lohit Devanagari'" style:font-pitch="variable"/>
    <style:font-face style:name="WenQuanYi Zen Hei Sharp1" svg:font-family="'WenQuanYi Zen Hei Sharp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Lohit Devanagari3" svg:font-family="'Lohit Devanagari'" style:font-family-generic="modern" style:font-pitch="variable"/>
    <style:font-face style:name="WenQuanYi Zen Hei Sharp3" svg:font-family="'WenQuanYi Zen Hei Sharp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Devanagari2" svg:font-family="'Lohit Devanagari'" style:font-family-generic="swiss" style:font-pitch="variable"/>
    <style:font-face style:name="Times New Roman1" svg:font-family="'Times New Roman'" style:font-family-generic="swiss" style:font-pitch="variable"/>
    <style:font-face style:name="WenQuanYi Zen Hei Sharp2" svg:font-family="'WenQuanYi Zen Hei Shar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none" draw:textarea-vertical-align="middle" draw:auto-grow-height="false" fo:min-height="0.749cm" fo:min-width="0.499cm"/>
    </style:style>
    <style:style style:name="gr6" style:family="graphic" style:parent-style-name="standard">
      <style:graphic-properties OOoLatexArgs="26§display§\sqrt{-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OOoLatexArgs="24§display§\mathit{relative~roundoff~error}~ = \frac{|\mathrm{true~number} - \mathrm{computer~number}|}{|\mathrm{true~number}|} \le \epsilo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OOoLatexArgs="26§display§\sqrt{x+1} - \sqrt{x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OOoLatexArgs="26§display§x = 198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OOoLatexArgs="26§display§\sqrt{x+1} - \sqrt{x} = 44.55 - 44.54 = 0.0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OOoLatexArgs="24§display§\sqrt{x+1} - \sqrt{x} = (\sqrt{x+1} - \sqrt{x}) \left ( \frac{\sqrt{x+1} + \sqrt{x}}{\sqrt{x+1} + \sqrt{x}} \right ) = \frac{1}{\sqrt{x+1} + \sqrt{x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OOoLatexArgs="26§display§e^x \sim S(x) = 1 + \frac{x}{1!} + \frac{x^2}{2!} + \cdots + \frac{x^n}{n!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OOoLatexArgs="26§display§\frac{|x|^{n+1}}{(n+1)!} \max\{1,e^x\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OOoLatexArgs="26§display§e^{-24} = \left (e^{-1} \right )^{24} \Longrightarrow S(-24) = S(-1)^{24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OOoLatexArgs="26§display§V = \frac{4}{3} \pi (r_r^3 - r_l^3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OOoLatexArgs="26§display§V = \frac{4}{3}\pi \Delta r (r_l^2 + r_l r_r + r_r^2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OOoLatexArgs="26§display§|x - y| &lt; \epsilo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OOoLatexArgs="26§display§x = y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fo:min-height="0.713cm"/>
    </style:style>
    <style:style style:name="gr20" style:family="graphic" style:parent-style-name="standard">
      <style:graphic-properties OOoLatexArgs="28§display§\left (&#10;\begin{array}{ccc}&#10; 1 &amp; 2 &amp; 3 \\&#10;  4 &amp; 5 &amp; 6&#10;\end{array}&#10;\right 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withoutfill">
      <style:graphic-properties svg:stroke-width="0.051cm" svg:stroke-color="#ff0000" draw:marker-start-width="0.279cm" draw:marker-end="Short_20_line_20_Arrow" draw:marker-end-width="0.381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OOoLatexArgs="28§display§f^\prime (x) = \lim_{h\rightarrow 0} \frac{f(x+h) - f(x)}{h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OOoLatexArgs="28§display§D_h(x) = \frac{f(x + h) - f(x)}{h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withoutfill">
      <style:graphic-properties draw:stroke="dash" draw:stroke-dash="Fine_20_Dashed" draw:fill="none" draw:textarea-vertical-align="middle"/>
    </style:style>
    <style:style style:name="gr25" style:family="graphic" style:parent-style-name="standard">
      <style:graphic-properties draw:stroke="none" draw:fill="none" fo:min-height="2.468cm"/>
    </style:style>
    <style:style style:name="gr26" style:family="graphic" style:parent-style-name="standard">
      <style:graphic-properties draw:stroke="none" draw:fill="none" fo:min-height="1.235cm"/>
    </style:style>
    <style:style style:name="gr27" style:family="graphic" style:parent-style-name="standard">
      <style:graphic-properties draw:stroke="none" draw:fill="none" fo:min-height="3.122cm"/>
    </style:style>
    <style:style style:name="pr1" style:family="presentation" style:parent-style-name="_31_1.02x8.27_25_20title_25_20standard-title">
      <style:graphic-properties draw:auto-grow-height="true" fo:min-height="3.506cm"/>
    </style:style>
    <style:style style:name="pr2" style:family="presentation" style:parent-style-name="_31_1.02x8.27_25_20title_25_20standard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1.957cm"/>
    </style:style>
    <style:style style:name="pr4" style:family="presentation" style:parent-style-name="Default-outline1">
      <style:graphic-properties fo:min-height="7.116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outline1">
      <style:graphic-properties fo:min-height="16.006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title">
      <style:graphic-properties fo:min-height="1.957cm"/>
    </style:style>
    <style:style style:name="pr9" style:family="presentation" style:parent-style-name="Default-outline1">
      <style:graphic-properties fo:min-height="11.93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color="#ff0000" fo:font-size="22pt" style:font-size-asian="22pt" style:font-size-complex="22pt"/>
    </style:style>
    <style:style style:name="P5" style:family="paragraph">
      <style:text-properties style:font-name="Inconsolata1" fo:font-size="22pt" style:font-size-asian="22pt" style:font-size-complex="22pt"/>
    </style:style>
    <style:style style:name="P6" style:family="paragraph">
      <style:text-properties style:font-name="Courier New1" fo:font-size="22pt" style:font-size-asian="22pt" style:font-size-complex="22pt"/>
    </style:style>
    <style:style style:name="P7" style:family="paragraph">
      <style:text-properties style:font-name="Inconsolata1" fo:font-size="20pt" style:font-size-asian="20pt" style:font-size-complex="20pt"/>
    </style:style>
    <style:style style:name="P8" style:family="paragraph">
      <style:text-properties fo:font-size="18pt"/>
    </style:style>
    <style:style style:name="P9" style:family="paragraph">
      <style:text-properties style:font-name="Inconsolata1" fo:font-size="18pt"/>
    </style:style>
    <style:style style:name="P10" style:family="paragraph">
      <style:paragraph-properties fo:margin-left="0.034cm" fo:margin-right="0cm" fo:text-indent="0cm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style:font-name="Courier New1" fo:font-size="16pt" style:font-name-asian="Cumberland AMT1" style:font-size-asian="16pt" style:font-name-complex="Cumberland AMT1" style:font-size-complex="16pt"/>
    </style:style>
    <style:style style:name="P15" style:family="paragraph">
      <style:paragraph-properties fo:text-align="start"/>
      <style:text-properties style:font-name="Cumberland AMT1" fo:font-size="10pt" style:font-name-asian="Cumberland AMT1" style:font-size-asian="10pt" style:font-name-complex="Cumberland AMT1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Inconsolata1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000ff"/>
    </style:style>
    <style:style style:name="T6" style:family="text">
      <style:text-properties style:text-position="super 58%" style:font-weight-asian="normal"/>
    </style:style>
    <style:style style:name="T7" style:family="text">
      <style:text-properties fo:color="#ff0000" fo:font-size="22pt" style:font-size-asian="22pt" style:font-size-complex="22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style:font-name="Inconsolata1" fo:font-size="22pt" style:font-size-asian="22pt" style:font-size-complex="22pt"/>
    </style:style>
    <style:style style:name="T10" style:family="text">
      <style:text-properties style:font-name="Inconsolata1" fo:font-size="18pt" style:font-size-asian="18pt" style:font-size-complex="18pt"/>
    </style:style>
    <style:style style:name="T11" style:family="text">
      <style:text-properties fo:color="#ff0000" style:font-name="Inconsolata1" fo:font-size="18pt" style:font-size-asian="18pt" style:font-size-complex="18pt"/>
    </style:style>
    <style:style style:name="T12" style:family="text">
      <style:text-properties style:font-name="Courier New1" fo:font-size="22pt" style:font-size-asian="22pt" style:font-size-complex="22pt"/>
    </style:style>
    <style:style style:name="T13" style:family="text">
      <style:text-properties style:font-name="Inconsolata1" fo:font-size="20pt" style:font-size-asian="20pt" style:font-size-complex="20pt"/>
    </style:style>
    <style:style style:name="T14" style:family="text">
      <style:text-properties style:font-name="Arial1"/>
    </style:style>
    <style:style style:name="T15" style:family="text">
      <style:text-properties style:font-name="Arial1" style:font-name-asian="Cantarell2" style:font-name-complex="Cantarell2"/>
    </style:style>
    <style:style style:name="T16" style:family="text">
      <style:text-properties style:text-position="super 58%" style:font-name="Arial1" style:font-name-asian="Cantarell2" style:font-name-complex="Cantarell2"/>
    </style:style>
    <style:style style:name="T17" style:family="text">
      <style:text-properties style:text-position="33% 58%" style:font-name="Arial1" style:font-name-asian="Cantarell2" style:font-name-complex="Cantarell2"/>
    </style:style>
    <style:style style:name="T18" style:family="text">
      <style:text-properties style:text-position="0% 100%" style:font-name="Arial1" style:font-name-asian="Cantarell2" style:font-name-complex="Cantarell2"/>
    </style:style>
    <style:style style:name="T19" style:family="text">
      <style:text-properties fo:color="#0000ff" style:text-position="0% 100%" style:font-name="Arial1" style:font-name-asian="Cantarell2" style:font-name-complex="Cantarell2"/>
    </style:style>
    <style:style style:name="T20" style:family="text">
      <style:text-properties fo:font-size="18pt"/>
    </style:style>
    <style:style style:name="T21" style:family="text">
      <style:text-properties style:font-name="Arial5" style:font-name-asian="Arial5" style:font-name-complex="Arial5"/>
    </style:style>
    <style:style style:name="T22" style:family="text">
      <style:text-properties style:font-name="Inconsolata1" style:font-name-asian="Arial5" style:font-name-complex="Arial5"/>
    </style:style>
    <style:style style:name="T23" style:family="text">
      <style:text-properties style:font-name="Inconsolata1" fo:font-size="18pt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fo:color="#0000ff" fo:font-size="26pt" style:font-size-asian="26pt" style:font-size-complex="26pt"/>
    </style:style>
    <style:style style:name="T26" style:family="text">
      <style:text-properties fo:font-size="40pt" style:font-size-asian="40pt" style:font-size-complex="40pt"/>
    </style:style>
    <style:style style:name="T27" style:family="text">
      <style:text-properties fo:color="#000000"/>
    </style:style>
    <style:style style:name="T28" style:family="text">
      <style:text-properties fo:color="#000000" style:text-position="super 58%"/>
    </style:style>
    <style:style style:name="T29" style:family="text">
      <style:text-properties fo:color="#ff0000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fo:color="#0000ff" fo:font-size="22pt" style:font-size-asian="22pt" style:font-size-complex="22pt"/>
    </style:style>
    <style:style style:name="T32" style:family="text">
      <style:text-properties style:font-name="Arial1" fo:font-style="italic" style:font-style-asian="italic" style:font-style-complex="italic"/>
    </style:style>
    <style:style style:name="T33" style:family="text">
      <style:text-properties fo:color="#ff0000" style:font-name="Arial1"/>
    </style:style>
    <style:style style:name="T34" style:family="text">
      <style:text-properties fo:font-size="16pt" style:font-size-asian="16pt" style:font-size-complex="16pt"/>
    </style:style>
    <style:style style:name="T35" style:family="text">
      <style:text-properties fo:font-size="18pt" style:font-size-asian="18pt" style:font-size-complex="18pt"/>
    </style:style>
    <style:style style:name="T36" style:family="text">
      <style:text-properties style:font-name="Courier New1" fo:font-size="16pt" style:font-name-asian="Cumberland AMT1" style:font-size-asian="16pt" style:font-name-complex="Cumberland AMT1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1.02x8.27_25_20title_25_20standard" presentation:presentation-page-layout-name="AL1T1">
        <office:forms form:automatic-focus="false" form:apply-design-mode="false"/>
        <draw:frame presentation:style-name="pr1" draw:layer="layout" svg:width="28cm" svg:height="3.506cm" svg:x="0cm" svg:y="7.437cm" presentation:class="title">
          <draw:text-box>
            <text:p>Python for Scientific Computing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Course Goals</text:p>
          </draw:text-box>
        </draw:frame>
        <draw:frame presentation:style-name="pr4" draw:layer="layout" svg:width="26.924cm" svg:height="12.18cm" svg:x="0.508cm" svg:y="3.556cm" presentation:class="outline">
          <draw:text-box>
            <text:list text:style-name="L3">
              <text:list-item>
                <text:p>Simply: to learn how to use python to do</text:p>
                <text:list>
                  <text:list-item>
                    <text:p>Numerical analysis</text:p>
                  </text:list-item>
                  <text:list-item>
                    <text:p>Data analysis</text:p>
                  </text:list-item>
                  <text:list-item>
                    <text:p>Plotting and visualizations</text:p>
                  </text:list-item>
                  <text:list-item>
                    <text:p>Symbol mathematics</text:p>
                  </text:list-item>
                  <text:list-item>
                    <text:p>Write applications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Why Python?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Very high-level language</text:p>
                <text:list>
                  <text:list-item>
                    <text:p>Provides many complex data-structures (lists, dictionaries, ...) </text:p>
                  </text:list-item>
                  <text:list-item>
                    <text:p>Your code is shorter than a comparable algorithm in a compiled language</text:p>
                  </text:list-item>
                </text:list>
              </text:list-item>
              <text:list-item>
                <text:p>Many powerful libraries to perform complex tasks</text:p>
                <text:list>
                  <text:list-item>
                    <text:p>Parse structured inputs files, send e-mail, interact with the operating system, make plots, make GUIs, do scientific computations, ...</text:p>
                  </text:list-item>
                </text:list>
              </text:list-item>
              <text:list-item>
                <text:p>Easy to prototype new tools</text:p>
              </text:list-item>
              <text:list-item>
                <text:p>Cross-platform and Fre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Why Python?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Dynamically-typed</text:p>
              </text:list-item>
              <text:list-item>
                <text:p>Object-oriented foundation</text:p>
              </text:list-item>
              <text:list-item>
                <text:p>Extensible (easy to call Fortran, C/C++, ...)</text:p>
              </text:list-item>
              <text:list-item>
                <text:p>Automatic memory management (garbage collection)</text:p>
              </text:list-item>
              <text:list-item>
                <text:p>Ease of readability (whitespace matters)</text:p>
                <text:p/>
                <text:p>... and for this course ...</text:p>
              </text:list-item>
              <text:list-item>
                <text:p>Very widely adopted in the scientific communi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3" draw:layer="layout" svg:width="25.199cm" svg:height="1.957cm" svg:x="1.4cm" svg:y="0.537cm" presentation:class="title">
          <draw:text-box>
            <text:p>Python</text:p>
          </draw:text-box>
        </draw:frame>
        <draw:frame draw:style-name="gr2" draw:text-style-name="P2" draw:layer="layout" svg:width="18.27cm" svg:height="20.739cm" svg:x="4.976cm" svg:y="0.176cm">
          <draw:image xlink:href="Pictures/10000000000002060000024CC06B714A.png" xlink:type="simple" xlink:show="embed" xlink:actuate="onLoad">
            <text:p/>
          </draw:image>
        </draw:frame>
        <draw:frame draw:style-name="gr3" draw:text-style-name="P3" draw:layer="layout" svg:width="3.048cm" svg:height="0.725cm" svg:x="23.876cm" svg:y="19.812cm">
          <draw:text-box>
            <text:p><text:span text:style-name="T1">(xkcd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8" draw:layer="layout" svg:width="25.199cm" svg:height="1.957cm" svg:x="1.4cm" svg:y="0.537cm" presentation:class="title">
          <draw:text-box>
            <text:p>Hello, World!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If you have python installed properly, you can start python simply by typing <text:span text:style-name="T2">python</text:span> at your command line prompt</text:p>
                <text:list>
                  <text:list-item>
                    <text:p>The python shell will come up</text:p>
                  </text:list-item>
                  <text:list-item>
                    <text:p>Our hello world program is simply:</text:p>
                    <text:p><text:span text:style-name="T2">print “Hello, World!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8" draw:layer="layout" svg:width="25.199cm" svg:height="1.957cm" svg:x="1.4cm" svg:y="0.537cm" presentation:class="title">
          <draw:text-box>
            <text:p>Communities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Many scientific disciplines have their own python communities that</text:p>
                <text:list>
                  <text:list-item>
                    <text:p>Provide tutorials</text:p>
                  </text:list-item>
                  <text:list-item>
                    <text:p>Cookbooks</text:p>
                  </text:list-item>
                  <text:list-item>
                    <text:p>Libraries to do standard analysis in the field</text:p>
                  </text:list-item>
                </text:list>
              </text:list-item>
              <text:list-item>
                <text:p>For the most part, these build on the Open nature of pyth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3" draw:layer="layout" svg:width="25.199cm" svg:height="1.957cm" svg:x="1.4cm" svg:y="0.537cm" presentation:class="title">
          <draw:text-box>
            <text:p>Python in Astro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Python is seeing rapidly increasing adoption in Astrophysics</text:p>
                <text:list>
                  <text:list-item>
                    <text:p>Open-source alternative to IDL</text:p>
                  </text:list-item>
                </text:list>
              </text:list-item>
              <text:list-item>
                <text:p>Python for IDL users: <text:span text:style-name="T3"><text:a xlink:href="https://www.cfa.harvard.edu/~jbattat/computer/python/science/idl-numpy.html" xlink:type="simple">https://www.cfa.harvard.edu/~jbattat/computer/python/science/idl-numpy.html</text:a></text:span></text:p>
              </text:list-item>
              <text:list-item>
                <text:p>Astropython: <text:a xlink:href="http://www.astropython.org/" xlink:type="simple">http://www.astropython.org/</text:a></text:p>
                <text:list>
                  <text:list-item>
                    <text:p>Lots of tutorials, links to resources, forum, ...</text:p>
                  </text:list-item>
                </text:list>
              </text:list-item>
              <text:list-item>
                <text:p>Astropy mailing list: <text:a xlink:href="http://mail.scipy.org/mailman/listinfo/astropy" xlink:type="simple">http://mail.scipy.org/mailman/listinfo/astropy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8" draw:layer="layout" svg:width="25.199cm" svg:height="1.957cm" svg:x="1.4cm" svg:y="0.537cm" presentation:class="title">
          <draw:text-box>
            <text:p>Python in Biology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Biopython (<text:a xlink:href="http://biopython.org/wiki/Main_Page" xlink:type="simple">http://biopython.org/wiki/Main_Page</text:a>) provides tools for using python for computational molecular biology and bioinformatics projects</text:p>
                <text:list>
                  <text:list-item>
                    <text:p>Able to parse many different bioinformatics file formats</text:p>
                  </text:list-item>
                  <text:list-item>
                    <text:p>Access online databases</text:p>
                  </text:list-item>
                  <text:list-item>
                    <text:p>Do analysis, operate on sequences, ...</text:p>
                  </text:list-item>
                </text:list>
              </text:list-item>
              <text:list-item>
                <text:p>See <text:span text:style-name="T4">Python—All a Scientist Needs</text:span> by J. B. Lucks (arxiv:0803.1838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8" draw:layer="layout" svg:width="25.199cm" svg:height="1.957cm" svg:x="1.4cm" svg:y="0.537cm" presentation:class="title">
          <draw:text-box>
            <text:p>Scientific Python Stack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Most scientific libraries in python build on the Scientific Python stack:</text:p>
              </text:list-item>
            </text:list>
          </draw:text-box>
        </draw:frame>
        <draw:frame draw:style-name="gr4" draw:text-style-name="P2" draw:layer="layout" svg:width="15.24cm" svg:height="10.312cm" svg:x="6.3cm" svg:y="6.348cm">
          <draw:image xlink:href="Pictures/10000201000001D700000142AB1B37D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8" draw:layer="layout" svg:width="25.199cm" svg:height="1.957cm" svg:x="1.4cm" svg:y="0.537cm" presentation:class="title">
          <draw:text-box>
            <text:p>Starters...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Before we get into python, we'll review some of the core ideas about numerical comput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3" draw:layer="layout" svg:width="25.199cm" svg:height="1.957cm" svg:x="1.4cm" svg:y="0.537cm" presentation:class="title">
          <draw:text-box>
            <text:p>Basics of Computation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Computers store information and allow us to operate on it.</text:p>
                <text:list>
                  <text:list-item>
                    <text:p>That's basically it.</text:p>
                  </text:list-item>
                  <text:list-item>
                    <text:p>Computers have finite memory, so it is not possible to store the infinite range of numbers that exist in the real world, so approximations are made.</text:p>
                  </text:list-item>
                </text:list>
              </text:list-item>
              <text:list-item>
                <text:p>Great floating point reference</text:p>
                <text:list>
                  <text:list-item>
                    <text:p>“What Every Computer Scientist Should Know About Floating-Point Arithmetic” by D. Goldberg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8" draw:layer="layout" svg:width="25.199cm" svg:height="1.957cm" svg:x="1.4cm" svg:y="0.537cm" presentation:class="title">
          <draw:text-box>
            <text:p>Integer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Basic unit of information in a computer is a <text:span text:style-name="T5">bit</text:span>: 0 or 1</text:p>
              </text:list-item>
              <text:list-item>
                <text:p>8 bits = 1 byte</text:p>
              </text:list-item>
              <text:list-item>
                <text:p>Different types of information require more bits/bytes to store.</text:p>
                <text:list>
                  <text:list-item>
                    <text:p>A <text:span text:style-name="T5">logical</text:span> (T or F) can be stored in a single bit.</text:p>
                    <text:list>
                      <text:list-item>
                        <text:p>C/C++: <text:span text:style-name="T2">bool</text:span> datatype</text:p>
                      </text:list-item>
                      <text:list-item>
                        <text:p>Fortran: <text:span text:style-name="T2">logical</text:span> datatype</text:p>
                      </text:list-item>
                    </text:list>
                  </text:list-item>
                  <text:list-item>
                    <text:p><text:span text:style-name="T5">Integers</text:span>: </text:p>
                    <text:list>
                      <text:list-item>
                        <text:p>Standard in many languages is 4-bytes. <text:s/>This allows for 2<text:span text:style-name="T6">32</text:span>-1 distinct values.</text:p>
                        <text:list>
                          <text:list-item>
                            <text:p>This can store: -2,147,483,648 to 2,147,483,647 (signed)</text:p>
                            <text:list>
                              <text:list-item>
                                <text:p>C/C++: <text:span text:style-name="T2">int</text:span> (usually) or <text:span text:style-name="T2">int32_t</text:span></text:p>
                              </text:list-item>
                              <text:list-item>
                                <text:p>Fortran: <text:span text:style-name="T2">integer</text:span> or <text:span text:style-name="T2">integer*4</text:span></text:p>
                              </text:list-item>
                            </text:list>
                          </text:list-item>
                          <text:list-item>
                            <text:p>Or it can store: 0 to 4,294,967,295 (unsigned)</text:p>
                            <text:list>
                              <text:list-item>
                                <text:p>C/C++: <text:span text:style-name="T2">uint</text:span> or <text:span text:style-name="T2">uint32_t</text:span></text:p>
                              </text:list-item>
                              <text:list-item>
                                <text:p>Fortran (as of 95): <text:span text:style-name="T2">unsigne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8" draw:layer="layout" svg:width="25.199cm" svg:height="1.957cm" svg:x="1.4cm" svg:y="0.537cm" presentation:class="title">
          <draw:text-box>
            <text:p>Integers</text:p>
          </draw:text-box>
        </draw:frame>
        <draw:frame presentation:style-name="pr6" draw:layer="layout" svg:width="26.416cm" svg:height="16.256cm" svg:x="0.508cm" svg:y="3.556cm" presentation:class="outline" presentation:user-transformed="true">
          <draw:text-box>
            <text:list text:style-name="L3">
              <text:list-item>
                <text:list>
                  <text:list-item>
                    <text:p>Integers (continued): </text:p>
                    <text:list>
                      <text:list-item>
                        <text:p>Sometimes 2-bytes. <text:s/>This allows for 2<text:span text:style-name="T6">16</text:span>-1 distinct values.</text:p>
                        <text:list>
                          <text:list-item>
                            <text:p>This can store: -32,768 to 32,767 (signed)</text:p>
                            <text:list>
                              <text:list-item>
                                <text:p>C/C++: <text:span text:style-name="T2">short</text:span> (usually) or <text:span text:style-name="T2">int16_t</text:span></text:p>
                              </text:list-item>
                              <text:list-item>
                                <text:p>Fortran: <text:span text:style-name="T2">integer*2</text:span></text:p>
                              </text:list-item>
                            </text:list>
                          </text:list-item>
                          <text:list-item>
                            <text:p>Or it can store: 0 to 65,535 (unsigned)</text:p>
                            <text:list>
                              <text:list-item>
                                <text:p>C/C++: <text:span text:style-name="T2">uint16_t</text:span></text:p>
                              </text:list-item>
                              <text:list-item>
                                <text:p>Fortran (as of 95): <text:span text:style-name="T2">unsigned*2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Note for IDL users: the standard integer in IDL is a 2-byte integer. <text:s/>If you do </text:p>
                        <text:p><text:span text:style-name="T2">i = 2</text:span></text:p>
                        <text:p>that's 2-bytes. <text:s/>To get a 4-byte integer, do:</text:p>
                        <text:p><text:span text:style-name="T2">i = 2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8" draw:layer="layout" svg:width="25.199cm" svg:height="1.957cm" svg:x="1.4cm" svg:y="0.537cm" presentation:class="title">
          <draw:text-box>
            <text:p>Overflow</text:p>
          </draw:text-box>
        </draw:frame>
        <draw:frame draw:style-name="gr2" draw:text-style-name="P2" draw:layer="layout" svg:width="23.491cm" svg:height="7.745cm" svg:x="2.365cm" svg:y="6.773cm">
          <draw:image xlink:href="Pictures/10000000000002E4000000F4D38830F6.png" xlink:type="simple" xlink:show="embed" xlink:actuate="onLoad">
            <text:p/>
          </draw:image>
        </draw:frame>
        <draw:frame draw:style-name="gr3" draw:text-style-name="P3" draw:layer="layout" svg:width="3.302cm" svg:height="0.725cm" svg:x="24.26cm" svg:y="14.686cm">
          <draw:text-box>
            <text:p><text:span text:style-name="T1">(xkcd)</text:span></text:p>
          </draw:text-box>
        </draw:frame>
        <draw:frame draw:style-name="gr3" draw:text-style-name="P4" draw:layer="layout" svg:width="16.51cm" svg:height="1.119cm" svg:x="2.45cm" svg:y="16.51cm">
          <draw:text-box>
            <text:p><text:span text:style-name="T7">Overflow example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8" draw:layer="layout" svg:width="25.199cm" svg:height="1.957cm" svg:x="1.4cm" svg:y="0.537cm" presentation:class="title">
          <draw:text-box>
            <text:p>Overflow</text:p>
          </draw:text-box>
        </draw:frame>
        <draw:frame presentation:style-name="pr9" draw:layer="layout" svg:width="26.162cm" svg:height="16.51cm" svg:x="1.27cm" svg:y="3.556cm" presentation:class="outline" presentation:user-transformed="true">
          <draw:text-box>
            <text:p><text:span text:style-name="T2">iold = -1</text:span></text:p>
            <text:p><text:span text:style-name="T2">i = 1</text:span></text:p>
            <text:p><text:span text:style-name="T2"/></text:p>
            <text:p><text:span text:style-name="T2">type_init = type(i)</text:span></text:p>
            <text:p><text:span text:style-name="T2">print "type currently: ", type_init</text:span></text:p>
            <text:p><text:span text:style-name="T2"/></text:p>
            <text:p><text:span text:style-name="T2">while (i &gt; iold):</text:span></text:p>
            <text:p><text:span text:style-name="T2"><text:s text:c="4"/></text:span><text:span text:style-name="T2">print i</text:span></text:p>
            <text:p><text:span text:style-name="T2"><text:s text:c="4"/></text:span><text:span text:style-name="T2">iold = i</text:span></text:p>
            <text:p><text:span text:style-name="T2"><text:s text:c="4"/></text:span><text:span text:style-name="T2">i *= 2</text:span></text:p>
            <text:p><text:span text:style-name="T2"/></text:p>
            <text:p><text:span text:style-name="T2"><text:s text:c="4"/></text:span><text:span text:style-name="T2">if (not type(i) == type_init):</text:span></text:p>
            <text:p><text:span text:style-name="T2"><text:s text:c="8"/></text:span><text:span text:style-name="T2">print "type changed, now: ", type(i)</text:span></text:p>
            <text:p><text:span text:style-name="T2"><text:s text:c="8"/></text:span><text:span text:style-name="T2">break</text:span></text:p>
            <text:p><text:span text:style-name="T2"/></text:p>
            <text:p><text:span text:style-name="T2">print i</text:span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8" draw:layer="layout" svg:width="25.199cm" svg:height="1.957cm" svg:x="1.4cm" svg:y="0.537cm" presentation:class="title">
          <draw:text-box>
            <text:p>Integers</text:p>
          </draw:text-box>
        </draw:frame>
        <draw:frame presentation:style-name="pr9" draw:layer="layout" svg:width="26.924cm" svg:height="16.764cm" svg:x="0.508cm" svg:y="3.556cm" presentation:class="outline" presentation:user-transformed="true">
          <draw:text-box>
            <text:list text:style-name="L3">
              <text:list-item>
                <text:p><text:span text:style-name="T8">Python allows for the date size of the integer to scale with the size of the number</text:span></text:p>
                <text:list>
                  <text:list-item>
                    <text:p><text:span text:style-name="T8">Initially, it is the largest value supported in hardware on a machine (64-bits on a 64-bit machine—see </text:span><text:span text:style-name="T9">sys.maxint</text:span></text:p>
                  </text:list-item>
                </text:list>
                <text:p/>
                <text:p/>
                <text:p/>
                <text:p/>
                <text:p/>
                <text:p/>
              </text:list-item>
              <text:list-item>
                <text:p><text:span text:style-name="T8">This prints:</text:span></text:p>
              </text:list-item>
            </text:list>
          </draw:text-box>
        </draw:frame>
        <draw:frame draw:style-name="gr3" draw:text-style-name="P5" draw:layer="layout" svg:width="21.336cm" svg:height="7.701cm" svg:x="2.54cm" svg:y="8.358cm">
          <draw:text-box>
            <text:p><text:span text:style-name="T10">def fac(x):</text:span></text:p>
            <text:p><text:span text:style-name="T10"><text:s text:c="4"/></text:span><text:span text:style-name="T10">if (x == 0):</text:span></text:p>
            <text:p><text:span text:style-name="T10"><text:s text:c="8"/></text:span><text:span text:style-name="T10">return 1</text:span></text:p>
            <text:p><text:span text:style-name="T10"><text:s text:c="4"/></text:span><text:span text:style-name="T10">else:</text:span></text:p>
            <text:p><text:span text:style-name="T10"><text:s text:c="8"/></text:span><text:span text:style-name="T10">return x*fac(x-1)</text:span></text:p>
            <text:p><text:span text:style-name="T10"/></text:p>
            <text:p><text:span text:style-name="T10"/></text:p>
            <text:p><text:span text:style-name="T10">a = fac(52)</text:span></text:p>
            <text:p><text:span text:style-name="T10">print a</text:span></text:p>
            <text:p><text:span text:style-name="T10">print a.bit_length()</text:span></text:p>
          </draw:text-box>
        </draw:frame>
        <draw:frame draw:style-name="gr3" draw:text-style-name="P6" draw:layer="layout" svg:width="26.416cm" svg:height="2.617cm" svg:x="1.27cm" svg:y="18.059cm">
          <draw:text-box>
            <text:p><text:span text:style-name="T10">80658175170943878571660636856403766975289505440883277824000000000000</text:span></text:p>
            <text:p><text:span text:style-name="T11">226</text:span></text:p>
            <text:p><text:span text:style-name="T1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8" draw:layer="layout" svg:width="25.199cm" svg:height="1.957cm" svg:x="1.4cm" svg:y="0.537cm" presentation:class="title">
          <draw:text-box>
            <text:p>Real Number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5">Floating point</text:span> format</text:p>
                <text:list>
                  <text:list-item>
                    <text:p>Infinite real numbers on the number line need to be represented by a finite number of bits</text:p>
                  </text:list-item>
                  <text:list-item>
                    <text:p><text:span text:style-name="T5">Approximations made</text:span></text:p>
                    <text:list>
                      <text:list-item>
                        <text:p>Finite number of decimal places stored, maximum range of exponents.</text:p>
                      </text:list-item>
                    </text:list>
                  </text:list-item>
                  <text:list-item>
                    <text:p>Not every number can be represented. </text:p>
                    <text:list>
                      <text:list-item>
                        <text:p>In base-2 (what a computer uses), <text:span text:style-name="T2">0.1</text:span> does not have an exact representation (see S 2.1 of Goldberg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8" draw:layer="layout" svg:width="25.199cm" svg:height="1.957cm" svg:x="1.4cm" svg:y="0.537cm" presentation:class="title">
          <draw:text-box>
            <text:p>Exact Representations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0.1 as represented by a computer:</text:p>
                <text:p/>
                <text:p/>
                <text:p/>
                <text:p/>
                <text:p/>
              </text:list-item>
            </text:list>
          </draw:text-box>
        </draw:frame>
        <draw:frame draw:style-name="gr3" draw:text-style-name="P7" draw:layer="layout" svg:width="22.86cm" svg:height="5.207cm" svg:x="2.54cm" svg:y="5.08cm">
          <draw:text-box>
            <text:p><text:span text:style-name="T13">&gt;&gt;&gt; b = 0.1</text:span></text:p>
            <text:p><text:span text:style-name="T13">&gt;&gt;&gt; print type(b)</text:span></text:p>
            <text:p><text:span text:style-name="T13">&lt;type 'float'&gt;</text:span></text:p>
            <text:p><text:span text:style-name="T13">&gt;&gt;&gt; print "%30.20g" % (b)</text:span></text:p>
            <text:p><text:span text:style-name="T13"><text:s text:c="8"/></text:span><text:span text:style-name="T13">0.10000000000000000555</text:span></text:p>
            <text:p><text:span text:style-name="T1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8" draw:layer="layout" svg:width="25.199cm" svg:height="1.957cm" svg:x="1.4cm" svg:y="0.537cm" presentation:class="title">
          <draw:text-box>
            <text:p>Floating Point</text:p>
          </draw:text-box>
        </draw:frame>
        <draw:frame presentation:style-name="pr6" draw:layer="layout" svg:width="26.924cm" svg:height="16.256cm" svg:x="0.508cm" svg:y="3.556cm" presentation:class="outline" presentation:user-transformed="true">
          <draw:text-box>
            <text:list text:style-name="L3">
              <text:list-item>
                <text:p>In the floating point format, a number is represented by a <text:span text:style-name="T5">significand</text:span> (or mantissa), and <text:span text:style-name="T5">exponent</text:span>, and a <text:span text:style-name="T5">sign</text:span>.</text:p>
                <text:list>
                  <text:list-item>
                    <text:p>Base 2 is used (since we are using bits)</text:p>
                  </text:list-item>
                  <text:list-item>
                    <text:p><text:span text:style-name="T14">0.1 ~ (1 + 1</text:span><text:span text:style-name="T15">·2</text:span><text:span text:style-name="T16">-1</text:span><text:span text:style-name="T15"> + 0·2</text:span><text:span text:style-name="T17">-2</text:span><text:span text:style-name="T15"> + 0·2</text:span><text:span text:style-name="T17">-3</text:span><text:span text:style-name="T15"> + 1·2</text:span><text:span text:style-name="T17">-4</text:span><text:span text:style-name="T15"> + 1·2</text:span><text:span text:style-name="T17">-5</text:span><text:span text:style-name="T15"> + ...) · 2</text:span><text:span text:style-name="T17">-4</text:span></text:p>
                    <text:p><text:span text:style-name="T17"/></text:p>
                    <text:p><text:span text:style-name="T17"/></text:p>
                  </text:list-item>
                  <text:list-item>
                    <text:p><text:span text:style-name="T18">All significand's will start with 1, so it is not stored</text:span></text:p>
                  </text:list-item>
                  <text:list-item>
                    <text:p><text:span text:style-name="T19">Single precision:</text:span></text:p>
                    <text:list>
                      <text:list-item>
                        <text:p><text:span text:style-name="T18">Sign: 1 bit; exponent: 8 bits; significand: 24 bits (23 stored) = 32 bits</text:span></text:p>
                      </text:list-item>
                      <text:list-item>
                        <text:p><text:span text:style-name="T18">Range: 2</text:span><text:span text:style-name="T16">7</text:span><text:span text:style-name="T18">-1 in exponent (becase of sign) = 2</text:span><text:span text:style-name="T16">127 </text:span><text:span text:style-name="T18">multiplier ~ 10</text:span><text:span text:style-name="T16">38</text:span></text:p>
                      </text:list-item>
                      <text:list-item>
                        <text:p><text:span text:style-name="T18">Decimal precision: ~6 significant digits</text:span></text:p>
                      </text:list-item>
                    </text:list>
                  </text:list-item>
                  <text:list-item>
                    <text:p><text:span text:style-name="T19">Double precision:</text:span></text:p>
                    <text:list>
                      <text:list-item>
                        <text:p><text:span text:style-name="T18">Sign: 1 bit; exponent: 11 bits; significand: 53 bits (52 stored) = 64 bits</text:span></text:p>
                      </text:list-item>
                      <text:list-item>
                        <text:p><text:span text:style-name="T18">Range: 2</text:span><text:span text:style-name="T16">10</text:span><text:span text:style-name="T18">-1 in exponent = 2</text:span><text:span text:style-name="T16">1023</text:span><text:span text:style-name="T18"> multiplier ~ 10</text:span><text:span text:style-name="T16">308</text:span></text:p>
                      </text:list-item>
                      <text:list-item>
                        <text:p><text:span text:style-name="T18">Decimal precision: ~15 significant digit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" draw:text-style-name="P2" draw:layer="layout" svg:width="1.016cm" svg:height="13.213cm" draw:transform="rotate (1.56241874638532) translate (4.306cm 9.14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8" draw:layer="layout" svg:width="4.572cm" svg:height="0.962cm" svg:x="9.468cm" svg:y="9.314cm">
          <draw:text-box>
            <text:p><text:span text:style-name="T20">significa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8" draw:layer="layout" svg:width="25.199cm" svg:height="1.957cm" svg:x="1.4cm" svg:y="0.537cm" presentation:class="title">
          <draw:text-box>
            <text:p>Floating Point</text:p>
          </draw:text-box>
        </draw:frame>
        <draw:frame presentation:style-name="pr6" draw:layer="layout" svg:width="26.924cm" svg:height="16.256cm" svg:x="0.508cm" svg:y="3.556cm" presentation:class="outline" presentation:user-transformed="true">
          <draw:text-box>
            <text:list text:style-name="L3">
              <text:list-item>
                <text:p>Overflows and underflows can still occur when you go outside the representable range. <text:s/></text:p>
                <text:list>
                  <text:list-item>
                    <text:p>The floating-point standard will signal these (and compilers can catch them)</text:p>
                  </text:list-item>
                </text:list>
              </text:list-item>
              <text:list-item>
                <text:p>Some special numbers:</text:p>
                <text:list>
                  <text:list-item>
                    <text:p><text:span text:style-name="T5">NaN</text:span> = 0/0 or</text:p>
                  </text:list-item>
                  <text:list-item>
                    <text:p><text:span text:style-name="T5">Inf</text:span> is for overflows, like 1/0</text:p>
                  </text:list-item>
                  <text:list-item>
                    <text:p>Both of these allow the program to continue, and both can be trapped (and dealt with)</text:p>
                  </text:list-item>
                  <text:list-item>
                    <text:p>-0 is a valid number, and -0 = 0 in comparison </text:p>
                  </text:list-item>
                </text:list>
              </text:list-item>
              <text:list-item>
                <text:p>Floating point is governed by an IEEE standard</text:p>
                <text:list>
                  <text:list-item>
                    <text:p>Ensures all machines do the same thing</text:p>
                  </text:list-item>
                  <text:list-item>
                    <text:p>Aggressive compiler optimizations can break the standard</text:p>
                  </text:list-item>
                </text:list>
              </text:list-item>
            </text:list>
          </draw:text-box>
        </draw:frame>
        <draw:frame draw:style-name="gr6" draw:text-style-name="P2" draw:layer="layout" svg:width="2.384cm" svg:height="1.097cm" svg:x="7.636cm" svg:y="9.871cm">
          <draw:image xlink:href="Pictures/10000201000000D900000064CC45C3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8" draw:layer="layout" svg:width="25.199cm" svg:height="1.957cm" svg:x="1.4cm" svg:y="0.537cm" presentation:class="title">
          <draw:text-box>
            <text:p>Numerical Precision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Finite number of bits used to represent #s means there is a finite precision, the <text:span text:style-name="T5">machine epsilon</text:span>, <text:span text:style-name="T21">ε</text:span></text:p>
                <text:list>
                  <text:list-item>
                    <text:p><text:span text:style-name="T21">One way to find this is to ask when 1 + ε = 1</text:span></text:p>
                    <text:p><text:span text:style-name="T21"/></text:p>
                    <text:p><text:span text:style-name="T21"/></text:p>
                    <text:p><text:span text:style-name="T21"/></text:p>
                    <text:p><text:span text:style-name="T21"/></text:p>
                    <text:p><text:span text:style-name="T21"/></text:p>
                    <text:p><text:span text:style-name="T21"/></text:p>
                  </text:list-item>
                  <text:list-item>
                    <text:p><text:span text:style-name="T21">This gives </text:span><text:span text:style-name="T22">2.22044604925e-16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23.622cm" svg:height="8.446cm" svg:x="3.048cm" svg:y="7.636cm">
          <draw:text-box>
            <text:p><text:span text:style-name="T23">x = 1.0</text:span></text:p>
            <text:p><text:span text:style-name="T23"/></text:p>
            <text:p><text:span text:style-name="T23">eps = 1.0</text:span></text:p>
            <text:p><text:span text:style-name="T23"/></text:p>
            <text:p><text:span text:style-name="T23">while (not x + eps == x):</text:span></text:p>
            <text:p><text:span text:style-name="T23"><text:s text:c="4"/></text:span><text:span text:style-name="T23">eps = eps/2.0</text:span></text:p>
            <text:p><text:span text:style-name="T23"/></text:p>
            <text:p><text:span text:style-name="T23"># machine precision is 2*eps, since that was the last </text:span></text:p>
            <text:p><text:span text:style-name="T23"># value for which 1 + eps was not 1</text:span></text:p>
            <text:p><text:span text:style-name="T23">print 2*eps</text:span></text:p>
            <text:p><text:span text:style-name="T23"/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8" draw:layer="layout" svg:width="25.199cm" svg:height="1.957cm" svg:x="1.4cm" svg:y="0.537cm" presentation:class="title">
          <draw:text-box>
            <text:p>Numerical Precision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 text:style-name="P10"><text:span text:style-name="T24">This means that </text:span><text:span text:style-name="T25">most real numbers do not have an exact representation on a computer</text:span><text:span text:style-name="T24">.</text:span></text:p>
                <text:list>
                  <text:list-item>
                    <text:p><text:span text:style-name="T21">Spacing between numbers varies with the size of numbers</text:span></text:p>
                  </text:list-item>
                  <text:list-item>
                    <text:p><text:span text:style-name="T21">Relative spacing is constant</text:span></text:p>
                    <text:p><text:span text:style-name="T21"/></text:p>
                    <text:p><text:span text:style-name="T21"/></text:p>
                    <text:p><text:span text:style-name="T21"/></text:p>
                    <text:p><text:span text:style-name="T21"/></text:p>
                    <text:p><text:span text:style-name="T21"/></text:p>
                    <text:p><text:span text:style-name="T21"/></text:p>
                    <text:p><text:span text:style-name="T21"/></text:p>
                  </text:list-item>
                </text:list>
              </text:list-item>
            </text:list>
          </draw:text-box>
        </draw:frame>
        <draw:frame draw:style-name="gr7" draw:text-style-name="P2" draw:layer="layout" svg:width="24.383cm" svg:height="2.202cm" svg:x="2.03cm" svg:y="10.26cm">
          <draw:image xlink:href="Pictures/1000020100000960000000D9391A12B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8" draw:layer="layout" svg:width="25.199cm" svg:height="1.957cm" svg:x="1.4cm" svg:y="0.537cm" presentation:class="title">
          <draw:text-box>
            <text:p>Round-off Error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<text:span text:style-name="T5">Round-off error</text:span> is the error arising from the fact that no every number is exactly representable in the finite precision floating point format.</text:p>
                <text:list>
                  <text:list-item>
                    <text:p>Can accumulate in a program over many arithmetic operation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8" draw:layer="layout" svg:width="25.199cm" svg:height="1.957cm" svg:x="1.4cm" svg:y="0.537cm" presentation:class="title">
          <draw:text-box>
            <text:p>Round-off Example 1</text:p>
          </draw:text-box>
        </draw:frame>
        <draw:frame presentation:style-name="pr9" draw:layer="layout" svg:width="26.924cm" svg:height="16.51cm" svg:x="0.508cm" svg:y="3.556cm" presentation:class="outline" presentation:user-transformed="true">
          <draw:text-box>
            <text:list text:style-name="L3">
              <text:list-item>
                <text:p>Imagine that we can only keep track of 4 significant digits</text:p>
              </text:list-item>
              <text:list-item>
                <text:p>Compute</text:p>
                <text:list>
                  <text:list-item>
                    <text:p>Take</text:p>
                  </text:list-item>
                  <text:list-item>
                    <text:p>Keeping only 4 digits each step of the way, <text:s/></text:p>
                    <text:p/>
                  </text:list-item>
                  <text:list-item>
                    <text:p><text:span text:style-name="T5">We've lost a lot of precision</text:span></text:p>
                  </text:list-item>
                </text:list>
              </text:list-item>
              <text:list-item>
                <text:p>Instead, consider:</text:p>
                <text:p><text:span text:style-name="T26"/></text:p>
              </text:list-item>
              <text:list-item>
                <text:p>Then</text:p>
                <text:p/>
              </text:list-item>
            </text:list>
          </draw:text-box>
        </draw:frame>
        <draw:frame draw:style-name="gr3" draw:text-style-name="P3" draw:layer="layout" svg:width="10.16cm" svg:height="0.725cm" svg:x="10.668cm" svg:y="2.032cm">
          <draw:text-box>
            <text:p><text:span text:style-name="T1">(Yakowitz &amp; Szidarovszky)</text:span></text:p>
          </draw:text-box>
        </draw:frame>
        <draw:frame draw:style-name="gr8" draw:text-style-name="P2" draw:layer="layout" svg:width="5.775cm" svg:height="1.186cm" svg:x="5.485cm" svg:y="5.041cm">
          <draw:image xlink:href="Pictures/100002010000020D0000006CCE05A87D.png" xlink:type="simple" xlink:show="embed" xlink:actuate="onLoad">
            <text:p/>
          </draw:image>
        </draw:frame>
        <draw:frame draw:style-name="gr9" draw:text-style-name="P2" draw:layer="layout" svg:width="3.76cm" svg:height="0.822cm" svg:x="5.071cm" svg:y="6.711cm">
          <draw:image xlink:href="Pictures/10000201000001560000004BB36D82C7.png" xlink:type="simple" xlink:show="embed" xlink:actuate="onLoad">
            <text:p/>
          </draw:image>
        </draw:frame>
        <draw:frame draw:style-name="gr10" draw:text-style-name="P2" draw:layer="layout" svg:width="15.041cm" svg:height="1.186cm" svg:x="6.603cm" svg:y="9.341cm">
          <draw:image xlink:href="Pictures/10000201000005570000006C7AD3785D.png" xlink:type="simple" xlink:show="embed" xlink:actuate="onLoad">
            <text:p/>
          </draw:image>
        </draw:frame>
        <draw:frame draw:style-name="gr11" draw:text-style-name="P2" draw:layer="layout" svg:width="24.462cm" svg:height="2.284cm" svg:x="1.894cm" svg:y="12.98cm">
          <draw:image xlink:href="Pictures/1000020100000968000000E128730C58.png" xlink:type="simple" xlink:show="embed" xlink:actuate="onLoad">
            <text:p/>
          </draw:image>
        </draw:frame>
        <draw:frame draw:style-name="gr4" draw:text-style-name="P2" draw:layer="layout" svg:width="22.781cm" svg:height="1.896cm" svg:x="2.207cm" svg:y="17.017cm">
          <draw:image xlink:href="Pictures/10000201000008D4000000BC7AD888B2.png" xlink:type="simple" xlink:show="embed" xlink:actuate="onLoad">
            <text:p/>
          </draw:image>
          <svg:title>TexMaths</svg:title>
          <svg:desc>24§display§\sqrt{1985} - \sqrt{1984} =  \frac{1}{\sqrt{1985} + \sqrt{1984}} = \frac{1}{44.55 + 44.54} = 0.01122</svg:desc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8" draw:layer="layout" svg:width="25.199cm" svg:height="1.957cm" svg:x="1.4cm" svg:y="0.537cm" presentation:class="title">
          <draw:text-box>
            <text:p>Round-off Example 2</text:p>
          </draw:text-box>
        </draw:frame>
        <draw:frame presentation:style-name="pr9" draw:layer="layout" svg:width="26.924cm" svg:height="16.256cm" svg:x="0.508cm" svg:y="3.556cm" presentation:class="outline" presentation:user-transformed="true">
          <draw:text-box>
            <text:list text:style-name="L3">
              <text:list-item>
                <text:p>Consider computing exp(-24) via a truncated Taylor series</text:p>
                <text:p><text:span text:style-name="T26"/></text:p>
              </text:list-item>
              <text:list-item>
                <text:p>The error in this approximation is less than</text:p>
                <text:p/>
                <text:p/>
              </text:list-item>
              <text:list-item>
                <text:p>We can compute S(-24) by adding terms until the term is less than machine precision</text:p>
                <text:list>
                  <text:list-item>
                    <text:p>We find S(-24) = 3.44305354288101977E-007</text:p>
                  </text:list-item>
                  <text:list-item>
                    <text:p>But exp(-24) = 3.77513454427909773E-011</text:p>
                  </text:list-item>
                  <text:list-item>
                    <text:p><text:span text:style-name="T5">The error is far bigger than the true answer!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0.16cm" svg:height="0.725cm" svg:x="10.668cm" svg:y="2.033cm">
          <draw:text-box>
            <text:p><text:span text:style-name="T1">(Yakowitz &amp; Szidarovszky)</text:span></text:p>
          </draw:text-box>
        </draw:frame>
        <draw:frame draw:style-name="gr12" draw:text-style-name="P2" draw:layer="layout" svg:width="14.582cm" svg:height="2.11cm" svg:x="6.998cm" svg:y="4.822cm">
          <draw:image xlink:href="Pictures/100002010000052D000000C0F18FD576.png" xlink:type="simple" xlink:show="embed" xlink:actuate="onLoad">
            <text:p/>
          </draw:image>
        </draw:frame>
        <draw:frame draw:style-name="gr13" draw:text-style-name="P2" draw:layer="layout" svg:width="8.065cm" svg:height="2.384cm" svg:x="10.405cm" svg:y="8.597cm">
          <draw:image xlink:href="Pictures/10000201000002DD000000D94400A07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8" draw:layer="layout" svg:width="25.199cm" svg:height="1.957cm" svg:x="1.4cm" svg:y="0.537cm" presentation:class="title">
          <draw:text-box>
            <text:p>Round-off Example 2</text:p>
          </draw:text-box>
        </draw:frame>
        <draw:frame draw:style-name="gr3" draw:text-style-name="P3" draw:layer="layout" svg:width="10.16cm" svg:height="0.725cm" svg:x="10.668cm" svg:y="2.033cm">
          <draw:text-box>
            <text:p><text:span text:style-name="T1">(Yakowitz &amp; Szidarovszky)</text:span></text:p>
          </draw:text-box>
        </draw:frame>
        <draw:frame draw:style-name="gr2" draw:text-style-name="P2" draw:layer="layout" svg:width="27.999cm" svg:height="9.248cm" svg:x="0.141cm" svg:y="5.914cm">
          <draw:image xlink:href="Pictures/10000201000004C7000001947B12D98E.png" xlink:type="simple" xlink:show="embed" xlink:actuate="onLoad">
            <text:p/>
          </draw:image>
        </draw:frame>
        <draw:frame draw:style-name="gr3" draw:text-style-name="P11" draw:layer="layout" svg:width="26.67cm" svg:height="1.119cm" svg:x="1.524cm" svg:y="16.51cm">
          <draw:text-box>
            <text:p><text:span text:style-name="T8">Look at the terms—we are relying on cancellation to get our resul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8" draw:layer="layout" svg:width="25.199cm" svg:height="1.957cm" svg:x="1.4cm" svg:y="0.537cm" presentation:class="title">
          <draw:text-box>
            <text:p>Round-off Example 2</text:p>
          </draw:text-box>
        </draw:frame>
        <draw:frame presentation:style-name="pr9" draw:layer="layout" svg:width="26.924cm" svg:height="16.256cm" svg:x="0.508cm" svg:y="3.556cm" presentation:class="outline" presentation:user-transformed="true">
          <draw:text-box>
            <text:list text:style-name="L3">
              <text:list-item>
                <text:p>Instead recognize:</text:p>
                <text:p><text:span text:style-name="T26"/></text:p>
              </text:list-item>
              <text:list-item>
                <text:p>S(-1) is well behaved, since each term is smaller in absolute magnitude than the previous.</text:p>
                <text:list>
                  <text:list-item>
                    <text:p><text:span text:style-name="T27">S(-1) = 0.36787944117144245</text:span></text:p>
                  </text:list-item>
                  <text:list-item>
                    <text:p><text:span text:style-name="T27">S(-1)</text:span><text:span text:style-name="T28">24</text:span><text:span text:style-name="T27"> = 3.77513454427912681E-011</text:span></text:p>
                  </text:list-item>
                  <text:list-item>
                    <text:p><text:span text:style-name="T27">exp(-24) = 3.77513454427909773E-011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0.16cm" svg:height="0.725cm" svg:x="10.668cm" svg:y="2.033cm">
          <draw:text-box>
            <text:p><text:span text:style-name="T1">(Yakowitz &amp; Szidarovszky)</text:span></text:p>
          </draw:text-box>
        </draw:frame>
        <draw:frame draw:style-name="gr14" draw:text-style-name="P2" draw:layer="layout" svg:width="15.495cm" svg:height="1.463cm" svg:x="6.502cm" svg:y="4.974cm">
          <draw:image xlink:href="Pictures/10000201000005800000008552CDB31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>
        <draw:frame presentation:style-name="pr8" draw:layer="layout" svg:width="25.199cm" svg:height="1.957cm" svg:x="1.4cm" svg:y="0.537cm" presentation:class="title">
          <draw:text-box>
            <text:p>Round-off Example 3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In spherically-symmetric codes (like a stellar evolution code), it is common to compute the volume of a spherical shell as</text:p>
                <text:p/>
                <text:p/>
                <text:list>
                  <text:list-item>
                    <text:p>This <text:span text:style-name="T5">relies on the cancellation of two very big numbers</text:span><text:span text:style-name="T27">.</text:span></text:p>
                  </text:list-item>
                  <text:list-item>
                    <text:p>Rewriting reduces round-off errors:</text:p>
                  </text:list-item>
                </text:list>
              </text:list-item>
            </text:list>
          </draw:text-box>
        </draw:frame>
        <draw:frame draw:style-name="gr15" draw:text-style-name="P2" draw:layer="layout" svg:width="6.874cm" svg:height="2.01cm" svg:x="10.672cm" svg:y="6.284cm">
          <draw:image xlink:href="Pictures/1000020100000271000000B74CDFECA9.png" xlink:type="simple" xlink:show="embed" xlink:actuate="onLoad">
            <text:p/>
          </draw:image>
        </draw:frame>
        <draw:frame draw:style-name="gr16" draw:text-style-name="P2" draw:layer="layout" svg:width="10.728cm" svg:height="2.01cm" svg:x="8.631cm" svg:y="12.184cm">
          <draw:image xlink:href="Pictures/10000201000003CF000000B7227CE4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8" draw:layer="layout" svg:width="25.199cm" svg:height="1.957cm" svg:x="1.4cm" svg:y="0.537cm" presentation:class="title">
          <draw:text-box>
            <text:p>Comparing Floating Point #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When comparing two floating point #s, we need to be careful</text:p>
              </text:list-item>
              <text:list-item>
                <text:p>If you want to check whether 2 computed values are equal, instead of asking if</text:p>
                <text:p/>
              </text:list-item>
              <text:list-item>
                <text:p>it is safer to ask whether they agree to within some tolerance</text:p>
              </text:list-item>
            </text:list>
          </draw:text-box>
        </draw:frame>
        <draw:frame draw:style-name="gr17" draw:text-style-name="P2" draw:layer="layout" svg:width="4.588cm" svg:height="1.099cm" svg:x="11.297cm" svg:y="10.644cm">
          <draw:image xlink:href="Pictures/10000201000001A100000064750BF9DE.png" xlink:type="simple" xlink:show="embed" xlink:actuate="onLoad">
            <text:p/>
          </draw:image>
        </draw:frame>
        <draw:frame draw:style-name="gr18" draw:text-style-name="P2" draw:layer="layout" svg:width="2.474cm" svg:height="0.823cm" svg:x="12.405cm" svg:y="7.797cm">
          <draw:image xlink:href="Pictures/10000201000000E10000004B3BD56F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8" draw:layer="layout" svg:width="25.199cm" svg:height="1.957cm" svg:x="1.4cm" svg:y="0.537cm" presentation:class="title">
          <draw:text-box>
            <text:p>Associative Property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You learned in grade school that: (a + b) + c = a + (b + c)</text:p>
                <text:list>
                  <text:list-item>
                    <text:p><text:span text:style-name="T5">Not true with floating point</text:span></text:p>
                  </text:list-item>
                  <text:list-item>
                    <text:p>You can use parenthesizes to force order of operations</text:p>
                  </text:list-item>
                  <text:list-item>
                    <text:p>If you want to enforce a particular association, use parenthes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8" draw:layer="layout" svg:width="25.199cm" svg:height="1.957cm" svg:x="1.4cm" svg:y="0.537cm" presentation:class="title">
          <draw:text-box>
            <text:p>Associative Property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Adding lots of numbers together can compound round-off error</text:p>
                <text:list>
                  <text:list-item>
                    <text:p>One solution: sort and add starting with the smallest numbers</text:p>
                  </text:list-item>
                </text:list>
              </text:list-item>
              <text:list-item>
                <text:p>Kahan summation (see reading list)</text:p>
                <text:list>
                  <text:list-item>
                    <text:p>Algorithm for adding sequence of numbers while minimizing roundoff accumulation</text:p>
                  </text:list-item>
                  <text:list-item>
                    <text:p>Keeps a separate variable that accumulates small errors</text:p>
                  </text:list-item>
                  <text:list-item>
                    <text:p>Requires that the compiler obey parenthesis</text:p>
                  </text:list-item>
                </text:list>
                <text:p><text:span text:style-name="T29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8" draw:layer="layout" svg:width="25.199cm" svg:height="1.957cm" svg:x="1.4cm" svg:y="0.537cm" presentation:class="title">
          <draw:text-box>
            <text:p>Computer Language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30">You can write any algorithm in any programming language—they all provide the necessary logical constructs</text:span></text:p>
                <text:list>
                  <text:list-item>
                    <text:p><text:span text:style-name="T8">However, some languages make things much easier than others</text:span></text:p>
                  </text:list-item>
                  <text:list-item>
                    <text:p><text:span text:style-name="T31">C </text:span></text:p>
                    <text:list>
                      <text:list-item>
                        <text:p><text:span text:style-name="T3">Excellent low-level machine access (operating systems are written in C)</text:span></text:p>
                      </text:list-item>
                      <text:list-item>
                        <text:p><text:span text:style-name="T3">Multidimensional arrays are “kludgy”</text:span></text:p>
                      </text:list-item>
                    </text:list>
                  </text:list-item>
                  <text:list-item>
                    <text:p><text:span text:style-name="T31">Fortran</text:span><text:span text:style-name="T8"> (Formula Translate)</text:span></text:p>
                    <text:list>
                      <text:list-item>
                        <text:p><text:span text:style-name="T3">One of the earliest complied languages</text:span></text:p>
                      </text:list-item>
                      <text:list-item>
                        <text:p><text:span text:style-name="T3">Large code base of legacy code</text:span></text:p>
                      </text:list-item>
                      <text:list-item>
                        <text:p><text:span text:style-name="T3">Modern Fortran offers many more conveniences than old Fortran</text:span></text:p>
                      </text:list-item>
                      <text:list-item>
                        <text:p><text:span text:style-name="T3">Great support for arrays</text:span></text:p>
                      </text:list-item>
                    </text:list>
                  </text:list-item>
                  <text:list-item>
                    <text:p><text:span text:style-name="T31">Python</text:span></text:p>
                    <text:list>
                      <text:list-item>
                        <text:p><text:span text:style-name="T3">Offers many high-level data-structures (lists, dictionaries, arrays)</text:span></text:p>
                      </text:list-item>
                      <text:list-item>
                        <text:p><text:span text:style-name="T3">Great for quick prototyping, analysis, experimentation</text:span></text:p>
                      </text:list-item>
                      <text:list-item>
                        <text:p><text:span text:style-name="T3">Increasingly popular in scientific comput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8" draw:layer="layout" svg:width="25.199cm" svg:height="1.957cm" svg:x="1.4cm" svg:y="0.537cm" presentation:class="title">
          <draw:text-box>
            <text:p>Computer Languages</text:p>
          </draw:text-box>
        </draw:frame>
        <draw:frame presentation:style-name="pr6" draw:layer="layout" svg:width="26.924cm" svg:height="16.256cm" svg:x="0.508cm" svg:y="3.556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1">IDL</text:span><text:span text:style-name="T8"> </text:span></text:p>
                    <text:list>
                      <text:list-item>
                        <text:p><text:span text:style-name="T3">Proprietary</text:span></text:p>
                      </text:list-item>
                      <text:list-item>
                        <text:p><text:span text:style-name="T3">Great array language</text:span></text:p>
                      </text:list-item>
                      <text:list-item>
                        <text:p><text:span text:style-name="T3">Modern (like object-oriented programming) features break the “clean-ness” of the language</text:span></text:p>
                      </text:list-item>
                    </text:list>
                  </text:list-item>
                  <text:list-item>
                    <text:p><text:span text:style-name="T3">C++</text:span></text:p>
                  </text:list-item>
                  <text:list-item>
                    <text:p><text:span text:style-name="T3">Others</text:span></text:p>
                    <text:list>
                      <text:list-item>
                        <text:p><text:span text:style-name="T3">Ruby, Perl, shell scripts, 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8" draw:layer="layout" svg:width="25.199cm" svg:height="1.957cm" svg:x="1.4cm" svg:y="0.537cm" presentation:class="title">
          <draw:text-box>
            <text:p>Computer Language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5">Compiled languages</text:span> (Fortran, C, C++, ...)</text:p>
                <text:list>
                  <text:list-item>
                    <text:p>Compiled into machine code—machine specific</text:p>
                  </text:list-item>
                  <text:list-item>
                    <text:p>Produce faster code (no interpretation is needed)</text:p>
                  </text:list-item>
                  <text:list-item>
                    <text:p>Can offer lower level system access (especially C)</text:p>
                  </text:list-item>
                </text:list>
              </text:list-item>
              <text:list-item>
                <text:p><text:span text:style-name="T5">Interpreted languages</text:span> (python, IDL, perl, Java (kind-of) ...)</text:p>
                <text:list>
                  <text:list-item>
                    <text:p>Not converted into machine code, but instead interpreted by the interpreter</text:p>
                  </text:list-item>
                  <text:list-item>
                    <text:p>Great for prototyping</text:p>
                  </text:list-item>
                  <text:list-item>
                    <text:p>Can modify itself while running</text:p>
                  </text:list-item>
                  <text:list-item>
                    <text:p>Platform independent</text:p>
                  </text:list-item>
                  <text:list-item>
                    <text:p>Often has dynamic typing and scoping</text:p>
                  </text:list-item>
                  <text:list-item>
                    <text:p>Many offer garbage collection</text:p>
                  </text:list-item>
                </text:list>
              </text:list-item>
            </text:list>
          </draw:text-box>
        </draw:frame>
        <draw:frame draw:style-name="gr19" draw:text-style-name="P3" draw:layer="layout" svg:width="14.163cm" svg:height="0.963cm" svg:x="0.315cm" svg:y="19.304cm">
          <draw:text-box>
            <text:p><text:span text:style-name="T1">http://en.wikipedia.org/wiki/Interpreted_langua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8" draw:layer="layout" svg:width="25.199cm" svg:height="1.957cm" svg:x="1.4cm" svg:y="0.537cm" presentation:class="title">
          <draw:text-box>
            <text:p>Computer Language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5">Vector languages</text:span></text:p>
                <text:list>
                  <text:list-item>
                    <text:p>Some languages are designed to operate on entire arrays at once (python + NumPy, many Fortran routines, IDL, ...)</text:p>
                    <text:list>
                      <text:list-item>
                        <text:p>For interpreted languages, getting reasonable performance requires operating on arrays instead of explicitly writing loops</text:p>
                        <text:list>
                          <text:list-item>
                            <text:p>Low level routines are written in compiled language and do the loop behind the scenes</text:p>
                          </text:list-item>
                        </text:list>
                      </text:list-item>
                      <text:list-item>
                        <text:p>We'll see this in some detail when we discuss python</text:p>
                      </text:list-item>
                    </text:list>
                  </text:list-item>
                  <text:list-item>
                    <text:p>Next-generation computing = GPUs ?</text:p>
                    <text:list>
                      <text:list-item>
                        <text:p>Hardware is designed to do the same operations on many pieces of data at the same tim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Object-Oriented Languages</text:p>
          </draw:text-box>
        </draw:frame>
        <draw:frame presentation:style-name="pr9" draw:layer="layout" svg:width="26.924cm" svg:height="12.18cm" svg:x="0.508cm" svg:y="3.556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Programming Paradigms</text:p>
          </draw:text-box>
        </draw:frame>
        <draw:frame draw:style-name="gr4" draw:text-style-name="P2" draw:layer="layout" svg:width="25.4cm" svg:height="16.078cm" svg:x="1.243cm" svg:y="3.168cm">
          <draw:image xlink:href="Pictures/10000201000003ED0000027C1F291FB7.png" xlink:type="simple" xlink:show="embed" xlink:actuate="onLoad">
            <text:p/>
          </draw:image>
        </draw:frame>
        <draw:frame draw:style-name="gr3" draw:text-style-name="P3" draw:layer="layout" svg:width="3.556cm" svg:height="0.725cm" svg:x="23.622cm" svg:y="19.246cm">
          <draw:text-box>
            <text:p text:style-name="P3"><text:span text:style-name="T1">(Wikipedia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Arrays and Memory Layout</text:p>
          </draw:text-box>
        </draw:frame>
        <draw:frame presentation:style-name="pr6" draw:layer="layout" svg:width="20.574cm" svg:height="16.256cm" svg:x="0.508cm" svg:y="3.556cm" presentation:class="outline" presentation:user-transformed="true">
          <draw:text-box>
            <text:list text:style-name="L3">
              <text:list-item>
                <text:p>Building block of many numerical methods</text:p>
              </text:list-item>
              <text:list-item>
                <text:p>Row vs. Column major: A(m,n)</text:p>
                <text:list>
                  <text:list-item>
                    <text:p>First index is called the row</text:p>
                  </text:list-item>
                  <text:list-item>
                    <text:p>Second index is called the column</text:p>
                  </text:list-item>
                  <text:list-item>
                    <text:p><text:span text:style-name="T5">Multi-dimensional arrays are flattened into a one-dimensional sequence for storage</text:span></text:p>
                  </text:list-item>
                  <text:list-item>
                    <text:p>Row-major (C, python): rows are stored one after the other</text:p>
                  </text:list-item>
                  <text:list-item>
                    <text:p>Column-major (Fortran, matlab): columns are stored one after the other</text:p>
                  </text:list-item>
                </text:list>
              </text:list-item>
              <text:list-item>
                <text:p>Ordering matters for:</text:p>
                <text:list>
                  <text:list-item>
                    <text:p>Passing arrays between languages</text:p>
                  </text:list-item>
                  <text:list-item>
                    <text:p>Deciding which index to loop over first</text:p>
                  </text:list-item>
                </text:list>
                <text:p/>
              </text:list-item>
            </text:list>
          </draw:text-box>
        </draw:frame>
        <draw:frame draw:style-name="gr20" draw:text-style-name="P2" draw:layer="layout" svg:width="6.017cm" svg:height="2.568cm" svg:x="21.55cm" svg:y="7.82cm">
          <draw:image xlink:href="Pictures/10000201000001FC000000D9DB372E7D.png" xlink:type="simple" xlink:show="embed" xlink:actuate="onLoad">
            <text:p/>
          </draw:image>
        </draw:frame>
        <draw:polyline draw:style-name="gr21" draw:text-style-name="P2" draw:layer="layout" svg:width="3.555cm" svg:height="1.269cm" svg:x="22.82cm" svg:y="8.356cm" svg:viewBox="0 0 3556 1270" draw:points="0,0 3556,0 254,1270 3302,1270">
          <text:p/>
        </draw:polyline>
        <draw:frame draw:style-name="gr20" draw:text-style-name="P2" draw:layer="layout" svg:width="6.017cm" svg:height="2.568cm" svg:x="21.651cm" svg:y="12.62cm">
          <draw:image xlink:href="Pictures/10000201000001FC000000D9DB372E7D.png" xlink:type="simple" xlink:show="embed" xlink:actuate="onLoad">
            <text:p/>
          </draw:image>
        </draw:frame>
        <draw:polyline draw:style-name="gr21" draw:text-style-name="P2" draw:layer="layout" svg:width="3.047cm" svg:height="1.523cm" svg:x="23.018cm" svg:y="13.156cm" svg:viewBox="0 0 3048 1524" draw:points="0,0 0,1524 1524,254 1524,1270 3048,0 3048,1270">
          <text:p/>
        </draw:polyline>
        <draw:frame draw:style-name="gr3" draw:text-style-name="P8" draw:layer="layout" svg:width="4.064cm" svg:height="0.962cm" svg:x="22.566cm" svg:y="10.642cm">
          <draw:text-box>
            <text:p><text:span text:style-name="T20">Row major</text:span></text:p>
          </draw:text-box>
        </draw:frame>
        <draw:frame draw:style-name="gr3" draw:text-style-name="P8" draw:layer="layout" svg:width="4.574cm" svg:height="0.962cm" svg:x="22.256cm" svg:y="15.442cm">
          <draw:text-box>
            <text:p><text:span text:style-name="T20">Column majo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Roundoff vs. Truncation Error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Roundoff error is just one of the errors we deal with</text:p>
              </text:list-item>
              <text:list-item>
                <text:p>Translating continuous mathematical expressions into discrete forms introduces <text:span text:style-name="T5">truncation error</text:span></text:p>
              </text:list-item>
              <text:list-item>
                <text:p>Consider the definition of a derivative:</text:p>
                <text:p/>
                <text:p/>
              </text:list-item>
              <text:list-item>
                <text:p>We can't take the limit to 0. <text:s/>Our discrete version will be:</text:p>
                <text:p/>
                <text:p/>
              </text:list-item>
              <text:list-item>
                <text:p>If we choose h small enough, this should be a good approximation.</text:p>
              </text:list-item>
            </text:list>
          </draw:text-box>
        </draw:frame>
        <draw:frame draw:style-name="gr3" draw:text-style-name="P3" draw:layer="layout" svg:width="10.16cm" svg:height="0.725cm" svg:x="10.668cm" svg:y="2.034cm">
          <draw:text-box>
            <text:p><text:span text:style-name="T1">(Yakowitz &amp; Szidarovszky)</text:span></text:p>
          </draw:text-box>
        </draw:frame>
        <draw:frame draw:style-name="gr22" draw:text-style-name="P2" draw:layer="layout" svg:width="12.443cm" svg:height="2.271cm" svg:x="7.172cm" svg:y="8.765cm">
          <draw:image xlink:href="Pictures/100002010000041A000000C05E247955.png" xlink:type="simple" xlink:show="embed" xlink:actuate="onLoad">
            <text:p/>
          </draw:image>
        </draw:frame>
        <draw:frame draw:style-name="gr23" draw:text-style-name="P2" draw:layer="layout" svg:width="11.054cm" svg:height="2.271cm" svg:x="7.62cm" svg:y="13.665cm">
          <draw:image xlink:href="Pictures/10000201000003A5000000C02F51DF3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Roundoff vs. Truncation Error</text:p>
          </draw:text-box>
        </draw:frame>
        <draw:frame draw:style-name="gr3" draw:text-style-name="P3" draw:layer="layout" svg:width="10.16cm" svg:height="0.725cm" svg:x="10.668cm" svg:y="2.034cm">
          <draw:text-box>
            <text:p><text:span text:style-name="T1">(Yakowitz &amp; Szidarovszky)</text:span></text:p>
          </draw:text-box>
        </draw:frame>
        <draw:frame draw:style-name="gr2" draw:text-style-name="P2" draw:layer="layout" svg:width="21.166cm" svg:height="15.874cm" svg:x="3.486cm" svg:y="3.362cm">
          <draw:image xlink:href="Pictures/100000000000032000000258D85C8360.png" xlink:type="simple" xlink:show="embed" xlink:actuate="onLoad">
            <text:p/>
          </draw:image>
        </draw:frame>
        <draw:line draw:style-name="gr24" draw:text-style-name="P2" draw:layer="layout" svg:x1="15.032cm" svg:y1="4.064cm" svg:x2="15.032cm" svg:y2="17.78cm">
          <text:p/>
        </draw:line>
        <draw:frame draw:style-name="gr3" draw:text-style-name="P8" draw:layer="layout" svg:width="5.08cm" svg:height="1.673cm" svg:x="16.002cm" svg:y="7.366cm">
          <draw:text-box>
            <text:p><text:span text:style-name="T20">Truncation error dominates</text:span></text:p>
          </draw:text-box>
        </draw:frame>
        <draw:frame draw:style-name="gr3" draw:text-style-name="P8" draw:layer="layout" svg:width="5.08cm" svg:height="1.673cm" svg:x="9.502cm" svg:y="7.367cm">
          <draw:text-box>
            <text:p><text:span text:style-name="T20">Roundoff error dominat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Python 2.x vs. Python 3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See <text:a xlink:href="https://wiki.python.org/moin/Python2orPython3" xlink:type="simple">https://wiki.python.org/moin/Python2orPython3</text:a></text:p>
              </text:list-item>
              <text:list-item>
                <text:p>Mostly about cleaning up the language and making things consistent</text:p>
                <text:list>
                  <text:list-item>
                    <text:p>e.g. <text:span text:style-name="T2">print</text:span> is a statement in python 2.x but a function in 3.x</text:p>
                  </text:list-item>
                </text:list>
              </text:list-item>
              <text:list-item>
                <text:p>Some trivial differences</text:p>
              </text:list-item>
              <text:list-item>
                <text:p>Some gotyas:</text:p>
                <text:list>
                  <text:list-item>
                    <text:p><text:span text:style-name="T2">1/2</text:span> will give different results between python 2 and 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Potential Topics</text:p>
          </draw:text-box>
        </draw:frame>
        <draw:frame presentation:style-name="pr9" draw:layer="layout" svg:width="12.954cm" svg:height="17.018cm" svg:x="0.508cm" svg:y="3.556cm" presentation:class="outline" presentation:user-transformed="true">
          <draw:text-box>
            <text:list text:style-name="L3">
              <text:list-item>
                <text:p><text:span text:style-name="T8">General python</text:span></text:p>
              </text:list-item>
              <text:list-item>
                <text:p><text:span text:style-name="T8">Advanced python / special modules</text:span></text:p>
                <text:list>
                  <text:list-item>
                    <text:p><text:span text:style-name="T3">Regular expressions</text:span></text:p>
                  </text:list-item>
                  <text:list-item>
                    <text:p><text:span text:style-name="T3">Command line/input file parsing</text:span></text:p>
                  </text:list-item>
                  <text:list-item>
                    <text:p><text:span text:style-name="T3">Filesystem operations</text:span></text:p>
                  </text:list-item>
                </text:list>
              </text:list-item>
              <text:list-item>
                <text:p><text:span text:style-name="T8">NumPy</text:span></text:p>
              </text:list-item>
              <text:list-item>
                <text:p><text:span text:style-name="T8">SciPy and numerical methods</text:span></text:p>
                <text:list>
                  <text:list-item>
                    <text:p><text:span text:style-name="T3">Integration</text:span></text:p>
                  </text:list-item>
                  <text:list-item>
                    <text:p><text:span text:style-name="T3">ODEs</text:span></text:p>
                  </text:list-item>
                  <text:list-item>
                    <text:p><text:span text:style-name="T3">Curve fitting/optimization</text:span></text:p>
                  </text:list-item>
                  <text:list-item>
                    <text:p><text:span text:style-name="T3">Interpolation</text:span></text:p>
                  </text:list-item>
                  <text:list-item>
                    <text:p><text:span text:style-name="T3">Signal processing (FFT)</text:span></text:p>
                  </text:list-item>
                  <text:list-item>
                    <text:p><text:span text:style-name="T3">Linear algebra</text:span></text:p>
                  </text:list-item>
                </text:list>
              </text:list-item>
            </text:list>
          </draw:text-box>
        </draw:frame>
        <draw:frame presentation:style-name="pr9" draw:layer="layout" svg:width="12.954cm" svg:height="16.256cm" svg:x="14.224cm" svg:y="3.556cm" presentation:class="outline" presentation:user-transformed="true">
          <draw:text-box>
            <text:list text:style-name="L3">
              <text:list-item>
                <text:p><text:span text:style-name="T8">Plotting / visualization</text:span></text:p>
                <text:list>
                  <text:list-item>
                    <text:p><text:span text:style-name="T3">matplotlib</text:span></text:p>
                  </text:list-item>
                  <text:list-item>
                    <text:p><text:span text:style-name="T3">MayaVi</text:span></text:p>
                  </text:list-item>
                </text:list>
              </text:list-item>
              <text:list-item>
                <text:p><text:span text:style-name="T8">Workflow management with IPython</text:span></text:p>
              </text:list-item>
              <text:list-item>
                <text:p><text:span text:style-name="T8">Extending python w/ Fortran and C/C++</text:span></text:p>
              </text:list-item>
              <text:list-item>
                <text:p><text:span text:style-name="T8">Writing python applications</text:span></text:p>
              </text:list-item>
              <text:list-item>
                <text:p><text:span text:style-name="T8">GUI programming</text:span></text:p>
              </text:list-item>
              <text:list-item>
                <text:p><text:span text:style-name="T8">Unit testing</text:span></text:p>
              </text:list-item>
              <text:list-item>
                <text:p><text:span text:style-name="T7">Others? (you bring them to my attention...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Class Participation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We'll learn by interactively trying out some ideas and looking at code</text:p>
                <text:list>
                  <text:list-item>
                    <text:p>I want to learn from all of you—share you experiences and expertise</text:p>
                  </text:list-item>
                </text:list>
              </text:list-item>
              <text:list-item>
                <text:p><text:span text:style-name="T29">We'll use the Discussion Forum on Blackboard to interact with one-another outside of class.</text:span></text:p>
              </text:list-item>
              <text:list-item>
                <text:p>Try out ideas and report to the class what you've learn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Python Shell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This is the standard (and most basic) interactive way to use python</text:p>
                <text:list>
                  <text:list-item>
                    <text:p>Runs in a terminal window</text:p>
                  </text:list-item>
                  <text:list-item>
                    <text:p>Provides basic interactivity with the python language</text:p>
                  </text:list-item>
                </text:list>
              </text:list-item>
              <text:list-item>
                <text:p>Simply type <text:span text:style-name="T2">python</text:span> at your command prompt</text:p>
                <text:list>
                  <text:list-item>
                    <text:p>You can scroll back through the history using the arrow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IPython Shell</text:p>
          </draw:text-box>
        </draw:frame>
        <draw:frame presentation:style-name="pr9" draw:layer="layout" svg:width="26.924cm" svg:height="16.256cm" svg:x="0.508cm" svg:y="3.556cm" presentation:class="outline" presentation:user-transformed="true">
          <draw:text-box>
            <text:list text:style-name="L3">
              <text:list-item>
                <text:p>Type <text:span text:style-name="T2">ipython</text:span> at your prompt</text:p>
              </text:list-item>
              <text:list-item>
                <text:p>Like the standard shell, this runs in a terminal, but provides many conviences (type <text:span text:style-name="T2">%quickref</text:span> to see an overview)</text:p>
                <text:list>
                  <text:list-item>
                    <text:p>Scrollback history preserved between sessions</text:p>
                  </text:list-item>
                  <text:list-item>
                    <text:p>Build-in help with <text:span text:style-name="T2">?</text:span></text:p>
                    <text:list>
                      <text:list-item>
                        <text:p><text:span text:style-name="T2">function-name?</text:span></text:p>
                      </text:list-item>
                      <text:list-item>
                        <text:p><text:span text:style-name="T2">object?</text:span></text:p>
                      </text:list-item>
                    </text:list>
                  </text:list-item>
                  <text:list-item>
                    <text:p><text:span text:style-name="T14">Magics (</text:span><text:span text:style-name="T2">%lsmagic</text:span><text:span text:style-name="T14"> lists all the magic functions)</text:span></text:p>
                    <text:list>
                      <text:list-item>
                        <text:p><text:span text:style-name="T2">%run script</text:span><text:span text:style-name="T14">: runs a script </text:span></text:p>
                      </text:list-item>
                      <text:list-item>
                        <text:p><text:span text:style-name="T2">%timeit</text:span><text:span text:style-name="T14">: times a command</text:span></text:p>
                      </text:list-item>
                      <text:list-item>
                        <text:p><text:span text:style-name="T14">Lots of magics to deal with command history (including </text:span><text:span text:style-name="T2">%history</text:span><text:span text:style-name="T14">)</text:span></text:p>
                      </text:list-item>
                    </text:list>
                  </text:list-item>
                  <text:list-item>
                    <text:p><text:span text:style-name="T14">Tab completion</text:span></text:p>
                  </text:list-item>
                  <text:list-item>
                    <text:p><text:span text:style-name="T14">Run system commands (prefix with a </text:span><text:span text:style-name="T2">!</text:span><text:span text:style-name="T14">)</text:span></text:p>
                  </text:list-item>
                  <text:list-item>
                    <text:p><text:span text:style-name="T14">Last 3 </text:span><text:span text:style-name="T32">output</text:span><text:span text:style-name="T14"> objects are referred to via </text:span><text:span text:style-name="T2">_</text:span><text:span text:style-name="T14">, </text:span><text:span text:style-name="T2">__</text:span><text:span text:style-name="T14">, </text:span><text:span text:style-name="T2">___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IPython Notebooks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A web-based environment that combines code and output, plots, plain text/stylized headings, LaTeX (later versions), ...</text:p>
                <text:list>
                  <text:list-item>
                    <text:p><text:span text:style-name="T14">Notebooks can be saved and shared</text:span></text:p>
                  </text:list-item>
                  <text:list-item>
                    <text:p><text:span text:style-name="T14">Provides a complete view of your entire workflow</text:span></text:p>
                  </text:list-item>
                </text:list>
              </text:list-item>
              <text:list-item>
                <text:p>Start with <text:span text:style-name="T2">ipython notebook</text:span></text:p>
              </text:list-item>
              <text:list-item>
                <text:p><text:span text:style-name="T33">I'll provide notebooks for a lot of the lectures to follow so you can play along on your ow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Python Scripts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Scripts are a non-interactive means of writing python code</text:p>
                <text:list>
                  <text:list-item>
                    <text:p><text:span text:style-name="T2">filename.py</text:span></text:p>
                  </text:list-item>
                  <text:list-item>
                    <text:p>Can be executable by adding:</text:p>
                    <text:p><text:span text:style-name="T2">#!/usr/bin/env python</text:span></text:p>
                    <text:p><text:span text:style-name="T14">as the first line and setting the executable bit for the file</text:span></text:p>
                  </text:list-item>
                </text:list>
              </text:list-item>
              <text:list-item>
                <text:p><text:span text:style-name="T14">This is also the way that you write python modules that can be </text:span><text:span text:style-name="T2">import</text:span><text:span text:style-name="T14">-ed into other python code (more on that later...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_31_1.02x8.27_25_20title_25_20standard" presentation:presentation-page-layout-name="AL1T1">
        <office:forms form:automatic-focus="false" form:apply-design-mode="false"/>
        <draw:frame presentation:style-name="pr1" draw:layer="layout" svg:width="28cm" svg:height="3.506cm" svg:x="0cm" svg:y="7.437cm" presentation:class="title">
          <draw:text-box>
            <text:p>Introduction to Python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Intro to Python: Data Type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Beyond the standard integer, floating point, string types that most languages provide, python has some other built-in data-structures</text:p>
              </text:list-item>
              <text:list-item>
                <text:p>Lists are perhaps the most useful</text:p>
              </text:list-item>
              <text:list-item>
                <text:p><text:span text:style-name="T29">Data type examples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Intro to Python: Control Flow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Python uses indentation to denote blocks of code (no explicit endif, enddo, ...)</text:p>
              </text:list-item>
              <text:list-item>
                <text:p>Control flow via. while, if, for , ...</text:p>
                <text:list>
                  <text:list-item>
                    <text:p>Can iterate over items in a list—very useful</text:p>
                  </text:list-item>
                </text:list>
              </text:list-item>
              <text:list-item>
                <text:p><text:span text:style-name="T29">Control flow examples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Intro to Python: Function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No distinction between functions and procedures/subroutines</text:p>
                <text:list>
                  <text:list-item>
                    <text:p>Always return something. <text:s/>If not explicitly set, then None</text:p>
                  </text:list-item>
                </text:list>
              </text:list-item>
              <text:list-item>
                <text:p>Can have default values for arguments, optional arguments, <text:s/>variable number of arguments</text:p>
              </text:list-item>
              <text:list-item>
                <text:p>Can return multiple values, objects</text:p>
              </text:list-item>
              <text:list-item>
                <text:p><text:span text:style-name="T29">Function examples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>
        <office:forms form:automatic-focus="false" form:apply-design-mode="false"/>
        <draw:frame presentation:style-name="pr3" draw:text-style-name="P12" draw:layer="layout" svg:width="25.199cm" svg:height="1.957cm" svg:x="1.4cm" svg:y="0.537cm" presentation:class="title" presentation:user-transformed="true">
          <draw:text-box>
            <text:p><text:span text:style-name="T26">Intro to Python: More Data Structures</text:span>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5">Lists</text:span> have methods to</text:p>
                <text:list>
                  <text:list-item>
                    <text:p>append, pop, sort, count, ...</text:p>
                  </text:list-item>
                  <text:list-item>
                    <text:p>We already saw how easy it is to loop over the elements in a list</text:p>
                  </text:list-item>
                  <text:list-item>
                    <text:p>Lots of advanced ways to construct lists—see the tutorial</text:p>
                  </text:list-item>
                </text:list>
              </text:list-item>
              <text:list-item>
                <text:p>Tuples and sets—see the tutorial for these</text:p>
              </text:list-item>
              <text:list-item>
                <text:p><text:span text:style-name="T5">Dictionaries</text:span></text:p>
                <text:list>
                  <text:list-item>
                    <text:p>Keyword + value (indexed by keyword instead of a number)</text:p>
                  </text:list-item>
                  <text:list-item>
                    <text:p>Keys must be unique</text:p>
                  </text:list-item>
                  <text:list-item>
                    <text:p>Useful, for instance, for managing runtime parameters in a code</text:p>
                  </text:list-item>
                </text:list>
              </text:list-item>
              <text:list-item>
                <text:p><text:span text:style-name="T29">Lists and dictionaries examples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Intro to Python: Module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5">Modules</text:span> are a collection of python statements, functions, variables, grouped together in a file ending with .py</text:p>
                <text:list>
                  <text:list-item>
                    <text:p>Can be <text:span text:style-name="T5">import</text:span>ed to be used by any routine</text:p>
                  </text:list-item>
                  <text:list-item>
                    <text:p>Python includes a host of useful modules </text:p>
                  </text:list-item>
                  <text:list-item>
                    <text:p>You can define your own. <text:s/>Python will look in the current directory and then in the PYTHONPATH</text:p>
                  </text:list-item>
                </text:list>
              </text:list-item>
              <text:list-item>
                <text:p>Modules have their own <text:span text:style-name="T5">namespace</text:span></text:p>
                <text:list>
                  <text:list-item>
                    <text:p>Variables (even global variables) don't clash with those with the same name in the importing program</text:p>
                  </text:list-item>
                  <text:list-item>
                    <text:p>You can change the name of a module on import or import it into the current namespace (*). <text:s/></text:p>
                  </text:list-item>
                </text:list>
              </text:list-item>
              <text:list-item>
                <text:p>General practice: put all the imports at the top of your code</text:p>
              </text:list-item>
              <text:list-item>
                <text:p><text:span text:style-name="T29">Modules examples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Intro to Python: Exception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5">Exceptions</text:span> are raised if an action you tried (e.g. opening a file) fails. <text:s/></text:p>
                <text:list>
                  <text:list-item>
                    <text:p>Left alone, the code will abort, printing the exception</text:p>
                  </text:list-item>
                  <text:list-item>
                    <text:p>You can catch the exception, and take appropriate action to fix the situation </text:p>
                  </text:list-item>
                </text:list>
              </text:list-item>
              <text:list-item>
                <text:p>Built-in exceptions have particular names that let you check for specific failure modes</text:p>
                <text:list>
                  <text:list-item>
                    <text:p>Allows you to write robust code for other users</text:p>
                  </text:list-item>
                </text:list>
              </text:list-item>
              <text:list-item>
                <text:p><text:span text:style-name="T29">Exceptions example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Intro to Python: Classe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5">Classes</text:span> are a fundamental concept of object-oriented programming</text:p>
              </text:list-item>
              <text:list-item>
                <text:p>An <text:span text:style-name="T5">object</text:span> is an instance of a class</text:p>
                <text:list>
                  <text:list-item>
                    <text:p>Carries data (state) and has methods that can act on that data</text:p>
                  </text:list-item>
                  <text:list-item>
                    <text:p>Objects are easy to pass around </text:p>
                  </text:list-item>
                </text:list>
              </text:list-item>
              <text:list-item>
                <text:p>Simplest use is just as a container to carry associated data together (similar to a struct in C)</text:p>
              </text:list-item>
              <text:list-item>
                <text:p>Inheritance, operator overloading, ... all supported. <text:s/>See the tutorial.</text:p>
              </text:list-item>
              <text:list-item>
                <text:p><text:span text:style-name="T29">Classes example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Caveat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8">Slicing (we'll look at this with arrays soon)</text:span></text:p>
              </text:list-item>
              <text:list-item>
                <text:p><text:span text:style-name="T8">Function defaults: default values are only evaluated once. <text:s/></text:span></text:p>
                <text:list>
                  <text:list-item>
                    <text:p><text:span text:style-name="T3">From python tutorial:</text:span></text:p>
                    <text:p><text:span text:style-name="T34"/></text:p>
                    <text:p/>
                    <text:p/>
                    <text:p/>
                  </text:list-item>
                  <text:list-item>
                    <text:p><text:span text:style-name="T3">Prints:</text:span></text:p>
                    <text:p><text:span text:style-name="T35"/></text:p>
                    <text:p><text:span text:style-name="T34"/></text:p>
                  </text:list-item>
                  <text:list-item>
                    <text:p><text:span text:style-name="T3">Correct way:</text:span></text:p>
                  </text:list-item>
                </text:list>
              </text:list-item>
            </text:list>
          </draw:text-box>
        </draw:frame>
        <draw:frame draw:style-name="gr25" draw:text-style-name="P14" draw:layer="layout" svg:width="10.59cm" svg:height="4.724cm" svg:x="3.54cm" svg:y="7.174cm">
          <draw:text-box>
            <text:p text:style-name="P13"><text:span text:style-name="T36">def f(a, L=[]):</text:span></text:p>
            <text:p text:style-name="P13"><text:span text:style-name="T36"><text:s text:c="4"/></text:span><text:span text:style-name="T36">L.append(a)</text:span></text:p>
            <text:p text:style-name="P13"><text:span text:style-name="T36"><text:s text:c="4"/></text:span><text:span text:style-name="T36">return L</text:span></text:p>
            <text:p text:style-name="P13"><text:span text:style-name="T36"/></text:p>
            <text:p text:style-name="P13"><text:span text:style-name="T36">print f(1)</text:span></text:p>
            <text:p text:style-name="P13"><text:span text:style-name="T36">print f(2)</text:span></text:p>
            <text:p text:style-name="P13"><text:span text:style-name="T36">print f(3)</text:span></text:p>
          </draw:text-box>
        </draw:frame>
        <draw:frame draw:style-name="gr26" draw:text-style-name="P14" draw:layer="layout" svg:width="4.439cm" svg:height="2.168cm" svg:x="3.589cm" svg:y="13.517cm">
          <draw:text-box>
            <text:p text:style-name="P13"><text:span text:style-name="T36">[1]</text:span></text:p>
            <text:p text:style-name="P13"><text:span text:style-name="T36">[1, 2]</text:span></text:p>
            <text:p text:style-name="P13"><text:span text:style-name="T36">[1, 2, 3]</text:span></text:p>
          </draw:text-box>
        </draw:frame>
        <draw:frame draw:style-name="gr27" draw:text-style-name="P15" draw:layer="layout" svg:width="8.793cm" svg:height="3.446cm" svg:x="3.656cm" svg:y="16.948cm">
          <draw:text-box>
            <text:p text:style-name="P13"><text:span text:style-name="T36">def f(a, L=None):</text:span></text:p>
            <text:p text:style-name="P13"><text:span text:style-name="T36"><text:s text:c="4"/></text:span><text:span text:style-name="T36">if L is None:</text:span></text:p>
            <text:p text:style-name="P13"><text:span text:style-name="T36"><text:s text:c="8"/></text:span><text:span text:style-name="T36">L = []</text:span></text:p>
            <text:p text:style-name="P13"><text:span text:style-name="T36"><text:s text:c="4"/></text:span><text:span text:style-name="T36">L.append(a)</text:span></text:p>
            <text:p text:style-name="P13"><text:span text:style-name="T36"><text:s text:c="4"/></text:span><text:span text:style-name="T36">return 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1" svg:font-family="Cantarell"/>
    <style:font-face style:name="Cantarell2" svg:font-family="Cantarell" style:font-adornments="Regular"/>
    <style:font-face style:name="Arial4" svg:font-family="Arial" style:font-family-generic="swiss"/>
    <style:font-face style:name="Arial5" svg:font-family="Arial" style:font-adornments="Regular" style:font-family-generic="swiss"/>
    <style:font-face style:name="Inconsolata1" svg:font-family="Inconsolata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antarell" svg:font-family="Cantarell" style:font-pitch="variable"/>
    <style:font-face style:name="Inconsolata" svg:font-family="Inconsolata" style:font-pitch="variable"/>
    <style:font-face style:name="Lohit Devanagari1" svg:font-family="'Lohit Devanagari'" style:font-pitch="variable"/>
    <style:font-face style:name="WenQuanYi Zen Hei Sharp1" svg:font-family="'WenQuanYi Zen Hei Sharp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Lohit Devanagari3" svg:font-family="'Lohit Devanagari'" style:font-family-generic="modern" style:font-pitch="variable"/>
    <style:font-face style:name="WenQuanYi Zen Hei Sharp3" svg:font-family="'WenQuanYi Zen Hei Sharp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Devanagari2" svg:font-family="'Lohit Devanagari'" style:font-family-generic="swiss" style:font-pitch="variable"/>
    <style:font-face style:name="Times New Roman1" svg:font-family="'Times New Roman'" style:font-family-generic="swiss" style:font-pitch="variable"/>
    <style:font-face style:name="WenQuanYi Zen Hei Sharp2" svg:font-family="'WenQuanYi Zen Hei Shar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draw:marker draw:name="Short_20_line_20_Arrow" draw:display-name="Short line Arrow" svg:viewBox="0 0 3000 3000" svg:d="m1500 0 1500 2789v211h-114l-1286-2392v2392h-200v-2392l-1286 2392h-114v-211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/>
      <style:text-properties fo:font-size="22pt" style:font-size-asian="22pt" style:font-size-complex="22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1.02x8.27_25_20title_25_20standard-background" style:display-name="11.02x8.27%20title%20standard-background" style:family="presentation">
      <style:graphic-properties draw:stroke="none" draw:fill="solid" draw:fill-color="#c0c0c0" draw:fill-image-width="0cm" draw:fill-image-height="0cm"/>
      <style:text-properties style:letter-kerning="true"/>
    </style:style>
    <style:style style:name="_31_1.02x8.27_25_20title_25_20standard-backgroundobjects" style:display-name="11.02x8.27%20title%20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1.02x8.27_25_20title_25_20standard-notes" style:display-name="11.02x8.27%20title%20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1.02x8.27_25_20title_25_20standard-outline1" style:display-name="11.02x8.27%20title%20standard-outline1" style:family="presentation">
      <style:graphic-properties draw:stroke="none" draw:fill="none" draw:auto-grow-height="false" draw:fit-to-size="shrink-to-fit">
        <text:list-style style:name="_31_1.02x8.27_25_20title_25_20standard-outline1" style:display-name="11.02x8.27%20title%20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_31_1.02x8.27_25_20title_25_20standard-outline2" style:display-name="11.02x8.27%20title%20standard-outline2" style:family="presentation" style:parent-style-name="_31_1.02x8.27_25_20title_25_20standard-outline1">
      <style:paragraph-properties fo:margin-left="0cm" fo:margin-right="0cm" fo:margin-top="0cm" fo:margin-bottom="0.4cm" fo:text-indent="0cm"/>
      <style:text-properties fo:font-size="24pt" style:font-size-asian="24pt" style:font-size-complex="24pt"/>
    </style:style>
    <style:style style:name="_31_1.02x8.27_25_20title_25_20standard-outline3" style:display-name="11.02x8.27%20title%20standard-outline3" style:family="presentation" style:parent-style-name="_31_1.02x8.27_25_20title_25_20standard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_31_1.02x8.27_25_20title_25_20standard-outline4" style:display-name="11.02x8.27%20title%20standard-outline4" style:family="presentation" style:parent-style-name="_31_1.02x8.27_25_20title_25_20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_31_1.02x8.27_25_20title_25_20standard-outline5" style:display-name="11.02x8.27%20title%20standard-outline5" style:family="presentation" style:parent-style-name="_31_1.02x8.27_25_20title_25_20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.02x8.27_25_20title_25_20standard-outline6" style:display-name="11.02x8.27%20title%20standard-outline6" style:family="presentation" style:parent-style-name="_31_1.02x8.27_25_20title_25_20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.02x8.27_25_20title_25_20standard-outline7" style:display-name="11.02x8.27%20title%20standard-outline7" style:family="presentation" style:parent-style-name="_31_1.02x8.27_25_20title_25_20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.02x8.27_25_20title_25_20standard-outline8" style:display-name="11.02x8.27%20title%20standard-outline8" style:family="presentation" style:parent-style-name="_31_1.02x8.27_25_20title_25_20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.02x8.27_25_20title_25_20standard-outline9" style:display-name="11.02x8.27%20title%20standard-outline9" style:family="presentation" style:parent-style-name="_31_1.02x8.27_25_20title_25_20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.02x8.27_25_20title_25_20standard-subtitle" style:display-name="11.02x8.27%20title%20standard-subtitle" style:family="presentation">
      <style:graphic-properties draw:stroke="none" draw:fill="none" draw:textarea-vertical-align="middle">
        <text:list-style style:name="_31_1.02x8.27_25_20title_25_20standard-subtitle" style:display-name="11.02x8.27%20title%20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.02x8.27_25_20title_25_20standard-title" style:display-name="11.02x8.27%20title%20standard-title" style:family="presentation">
      <style:graphic-properties draw:stroke="none" draw:fill="solid" draw:fill-color="#ff3366" draw:textarea-vertical-align="middle">
        <text:list-style style:name="_31_1.02x8.27_25_20title_25_20standard-title" style:display-name="11.02x8.27%20title%20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Arial" fo:font-family="Arial" style:font-family-generic="roman" style:font-pitch="variable" fo:font-size="4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8pt" style:font-style-asian="normal" style:font-weight-asian="normal" style:font-name-complex="Lohit Devanagari" style:font-family-complex="'Lohit Devanagar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c0c0c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-color="#ff3366" draw:textarea-vertical-align="middle" draw:auto-grow-heigh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_31_1.02x8.27_25_20title_25_20standard-backgroundobjects">
      <style:graphic-properties draw:stroke="none" draw:fill="none" draw:fill-color="#ffffff" draw:auto-grow-height="false" fo:min-height="1.449cm"/>
    </style:style>
    <style:style style:name="Mpr6" style:family="presentation" style:parent-style-name="_31_1.02x8.27_25_20title_25_20standard-backgroundobjects">
      <style:graphic-properties draw:stroke="none" draw:fill="none" draw:fill-color="#ffffff" draw:auto-grow-height="false" fo:min-height="1.397cm"/>
    </style:style>
    <style:style style:name="Mpr7" style:family="presentation" style:parent-style-name="_31_1.02x8.27_25_20title_25_20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808080" style:font-name="Arial1" fo:font-size="11pt" style:font-size-asian="11pt" style:font-size-complex="11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Arial1" fo:font-size="11pt" style:font-size-asian="11pt" style:font-size-complex="11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presentation:style-name="Mpr1" draw:text-style-name="MP3" draw:layer="backgroundobjects" svg:width="28cm" svg:height="2.794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1.957cm" svg:x="1.4cm" svg:y="0.537cm" presentation:class="title" presentation:placeholder="true">
        <draw:text-box/>
      </draw:frame>
      <draw:frame presentation:style-name="Default-outline1" draw:layer="backgroundobjects" svg:width="26.924cm" svg:height="12.18cm" svg:x="0.508cm" svg:y="3.556cm" presentation:class="outline" presentation:placeholder="true">
        <draw:text-box/>
      </draw:frame>
      <draw:frame presentation:style-name="Mpr2" draw:text-style-name="MP1" draw:layer="backgroundobjects" svg:width="6.523cm" svg:height="0.767cm" svg:x="1.4cm" svg:y="19.812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0.767cm" svg:x="9.576cm" svg:y="20.212cm" presentation:class="footer">
        <draw:text-box>
          <text:p text:style-name="MP4"><text:span text:style-name="MT2">Python for Scientific Computing</text:span></text:p>
        </draw:text-box>
      </draw:frame>
      <draw:frame presentation:style-name="Mpr2" draw:text-style-name="MP2" draw:layer="backgroundobjects" svg:width="6.523cm" svg:height="0.767cm" svg:x="20.076cm" svg:y="20.11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1.02x8.27_25_20title_25_20standard" style:display-name="11.02x8.27%20title%20standard" style:page-layout-name="PM1" draw:style-name="Mdp2">
      <draw:frame presentation:style-name="_31_1.02x8.27_25_20title_25_20standard-title" draw:layer="backgroundobjects" svg:width="28cm" svg:height="3.506cm" svg:x="0cm" svg:y="7.437cm" presentation:class="title" presentation:placeholder="true">
        <draw:text-box/>
      </draw:frame>
      <draw:frame presentation:style-name="_31_1.02x8.27_25_20title_25_20standard-outline1" draw:layer="backgroundobjects" svg:width="25.199cm" svg:height="7.366cm" svg:x="1.4cm" svg:y="11.43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_31_1.02x8.27_25_20title_25_20standard-title" draw:layer="backgroundobjects" svg:width="13.968cm" svg:height="10.476cm" svg:x="3.81cm" svg:y="2.123cm" presentation:class="page"/>
        <draw:frame presentation:style-name="_31_1.02x8.27_25_20title_25_20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Zingale</meta:initial-creator>
    <meta:creation-date>2013-01-02T12:36:14</meta:creation-date>
    <dc:date>2014-01-26T20:31:51.474221569</dc:date>
    <dc:creator>Michael Zingale</dc:creator>
    <meta:editing-duration>P1DT22H57M37S</meta:editing-duration>
    <meta:editing-cycles>76</meta:editing-cycles>
    <meta:generator>LibreOffice/4.1.4.2$Linux_X86_64 LibreOffice_project/410$Build-2</meta:generator>
    <meta:document-statistic meta:object-count="307"/>
  </office:meta>
</office:document-meta>
</file>